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42cm"/>
    </style:style>
    <style:style style:name="co4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6.759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2.577cm"/>
    </style:style>
    <style:style style:name="co10" style:family="table-column">
      <style:table-column-properties fo:break-before="auto" style:column-width="3.179cm"/>
    </style:style>
    <style:style style:name="co11" style:family="table-column">
      <style:table-column-properties fo:break-before="auto" style:column-width="2.468cm"/>
    </style:style>
    <style:style style:name="co12" style:family="table-column">
      <style:table-column-properties fo:break-before="auto" style:column-width="2.658cm"/>
    </style:style>
    <style:style style:name="co13" style:family="table-column">
      <style:table-column-properties fo:break-before="auto" style:column-width="2.221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194cm"/>
    </style:style>
    <style:style style:name="co17" style:family="table-column">
      <style:table-column-properties fo:break-before="auto" style:column-width="3.124cm"/>
    </style:style>
    <style:style style:name="co18" style:family="table-column">
      <style:table-column-properties fo:break-before="auto" style:column-width="2.768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2.9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249cm"/>
    </style:style>
    <style:style style:name="co23" style:family="table-column">
      <style:table-column-properties fo:break-before="auto" style:column-width="0.545cm"/>
    </style:style>
    <style:style style:name="co24" style:family="table-column">
      <style:table-column-properties fo:break-before="auto" style:column-width="0.519cm"/>
    </style:style>
    <style:style style:name="co25" style:family="table-column">
      <style:table-column-properties fo:break-before="auto" style:column-width="6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>
            <text:p>F1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B1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De La Sabana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CDS - Cr 32</text:p>
          </table:table-cell>
          <table:table-cell office:value-type="string">
            <text:p>Zona Industrial</text:p>
          </table:table-cell>
          <table:table-cell office:value-type="string">
            <text:p>Cr 43</text:p>
          </table:table-cell>
          <table:table-cell office:value-type="string">
            <text:p>Puente Aranda</text:p>
          </table:table-cell>
          <table:table-cell office:value-type="string">
            <text:p>Américas - Cr 53a</text:p>
          </table:table-cell>
          <table:table-cell office:value-type="string">
            <text:p>Pradera</text:p>
          </table:table-cell>
          <table:table-cell office:value-type="string">
            <text:p>Marsella</text:p>
          </table:table-cell>
          <table:table-cell office:value-type="string">
            <text:p>Mundo Aventura</text:p>
          </table:table-cell>
          <table:table-cell office:value-type="string">
            <text:p>Mandalay</text:p>
          </table:table-cell>
          <table:table-cell office:value-type="string">
            <text:p>Banderas</text:p>
          </table:table-cell>
          <table:table-cell office:value-type="string">
            <text:p>Tv 86</text:p>
          </table:table-cell>
          <table:table-cell office:value-type="string">
            <text:p>Biblioteca Tintal</text:p>
          </table:table-cell>
          <table:table-cell office:value-type="string">
            <text:p>Patio Bonito</text:p>
          </table:table-cell>
          <table:table-cell office:value-type="string">
            <text:p>Portal Américas</text:p>
          </table:table-cell>
        </table:table-row>
        <table:table-row table:style-name="ro1">
          <table:table-cell office:value-type="string">
            <text:p>C2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G2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Sevillana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Suba - Av. Boyacá</text:p>
          </table:table-cell>
          <table:table-cell office:value-type="string">
            <text:p>Gratamira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9"/>
        </table:table-row>
        <table:table-row table:style-name="ro1">
          <table:table-cell office:value-type="string">
            <text:p>D3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H3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Tunal</text:p>
          </table:table-cell>
          <table:table-cell office:value-type="string">
            <text:p>Parque</text:p>
          </table:table-cell>
          <table:table-cell office:value-type="string">
            <text:p>Biblioteca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Quiroga</text:p>
          </table:table-cell>
          <table:table-cell office:value-type="string">
            <text:p>Olaya</text:p>
          </table:table-cell>
          <table:table-cell office:value-type="string">
            <text:p>Restrepo</text:p>
          </table:table-cell>
          <table:table-cell office:value-type="string">
            <text:p>Fucha</text:p>
          </table:table-cell>
          <table:table-cell office:value-type="string">
            <text:p>Nariño</text:p>
          </table:table-cell>
          <table:table-cell office:value-type="string">
            <text:p>Hortúa</text:p>
          </table:table-cell>
          <table:table-cell office:value-type="string">
            <text:p>Hospital</text:p>
          </table:table-cell>
          <table:table-cell office:value-type="string">
            <text:p>Tercer Mileni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El Polo</text:p>
          </table:table-cell>
          <table:table-cell office:value-type="string">
            <text:p>Escuela Militar</text:p>
          </table:table-cell>
          <table:table-cell office:value-type="string">
            <text:p>Cr 47</text:p>
          </table:table-cell>
          <table:table-cell office:value-type="string">
            <text:p>Cr 53</text:p>
          </table:table-cell>
          <table:table-cell office:value-type="string">
            <text:p>Av. 68</text:p>
          </table:table-cell>
          <table:table-cell office:value-type="string">
            <text:p>Ferias</text:p>
          </table:table-cell>
          <table:table-cell office:value-type="string">
            <text:p>Boyacá</text:p>
          </table:table-cell>
          <table:table-cell office:value-type="string">
            <text:p>Minuto De Dios</text:p>
          </table:table-cell>
          <table:table-cell office:value-type="string">
            <text:p>Cr 77</text:p>
          </table:table-cell>
          <table:table-cell office:value-type="string">
            <text:p>Granja</text:p>
          </table:table-cell>
          <table:table-cell office:value-type="string">
            <text:p>Av. Cali</text:p>
          </table:table-cell>
          <table:table-cell office:value-type="string">
            <text:p>Cr 90</text:p>
          </table:table-cell>
          <table:table-cell office:value-type="string">
            <text:p>Quirigua</text:p>
          </table:table-cell>
          <table:table-cell office:value-type="string">
            <text:p>Portal 80</text:p>
          </table:table-cell>
          <table:table-cell table:number-columns-repeated="5"/>
        </table:table-row>
        <table:table-row table:style-name="ro1">
          <table:table-cell office:value-type="string">
            <text:p>B1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F1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Américas</text:p>
          </table:table-cell>
          <table:table-cell office:value-type="string">
            <text:p>Patio Bonito</text:p>
          </table:table-cell>
          <table:table-cell office:value-type="string">
            <text:p>Biblioteca Tintal</text:p>
          </table:table-cell>
          <table:table-cell office:value-type="string">
            <text:p>Tv 86</text:p>
          </table:table-cell>
          <table:table-cell office:value-type="string">
            <text:p>Banderas</text:p>
          </table:table-cell>
          <table:table-cell office:value-type="string">
            <text:p>Mandalay</text:p>
          </table:table-cell>
          <table:table-cell office:value-type="string">
            <text:p>Mundo Aventura</text:p>
          </table:table-cell>
          <table:table-cell office:value-type="string">
            <text:p>Marsella</text:p>
          </table:table-cell>
          <table:table-cell office:value-type="string">
            <text:p>Pradera</text:p>
          </table:table-cell>
          <table:table-cell office:value-type="string">
            <text:p>Américas - Cr 53a</text:p>
          </table:table-cell>
          <table:table-cell office:value-type="string">
            <text:p>Puente Aranda</text:p>
          </table:table-cell>
          <table:table-cell office:value-type="string">
            <text:p>Cr 43</text:p>
          </table:table-cell>
          <table:table-cell office:value-type="string">
            <text:p>Zona Industrial</text:p>
          </table:table-cell>
          <table:table-cell office:value-type="string">
            <text:p>CDS - Cr 32</text:p>
          </table:table-cell>
          <table:table-cell office:value-type="string">
            <text:p>Ricaurte</text:p>
          </table:table-cell>
          <table:table-cell office:value-type="string">
            <text:p>San Fason - Cr 22</text:p>
          </table:table-cell>
          <table:table-cell office:value-type="string">
            <text:p>De La Sabana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</table:table-row>
        <table:table-row table:style-name="ro1">
          <table:table-cell office:value-type="string">
            <text:p>G2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C2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Gratamira</text:p>
          </table:table-cell>
          <table:table-cell office:value-type="string">
            <text:p>Suba - Av. Boyacá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Sevillana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9"/>
        </table:table-row>
        <table:table-row table:style-name="ro1">
          <table:table-cell office:value-type="string">
            <text:p>H3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D3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80</text:p>
          </table:table-cell>
          <table:table-cell office:value-type="string">
            <text:p>Quirigua</text:p>
          </table:table-cell>
          <table:table-cell office:value-type="string">
            <text:p>Cr 90</text:p>
          </table:table-cell>
          <table:table-cell office:value-type="string">
            <text:p>Av. Cali</text:p>
          </table:table-cell>
          <table:table-cell office:value-type="string">
            <text:p>Granja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Boyacá</text:p>
          </table:table-cell>
          <table:table-cell office:value-type="string">
            <text:p>Ferias</text:p>
          </table:table-cell>
          <table:table-cell office:value-type="string">
            <text:p>Av. 68</text:p>
          </table:table-cell>
          <table:table-cell office:value-type="string">
            <text:p>Cr 53</text:p>
          </table:table-cell>
          <table:table-cell office:value-type="string">
            <text:p>Cr 47</text:p>
          </table:table-cell>
          <table:table-cell office:value-type="string">
            <text:p>Escuela Militar</text:p>
          </table:table-cell>
          <table:table-cell office:value-type="string">
            <text:p>El Polo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Tercer Milenio</text:p>
          </table:table-cell>
          <table:table-cell office:value-type="string">
            <text:p>Hospital</text:p>
          </table:table-cell>
          <table:table-cell office:value-type="string">
            <text:p>Hortúa</text:p>
          </table:table-cell>
          <table:table-cell office:value-type="string">
            <text:p>Nariño</text:p>
          </table:table-cell>
          <table:table-cell office:value-type="string">
            <text:p>Fucha</text:p>
          </table:table-cell>
          <table:table-cell office:value-type="string">
            <text:p>Restrepo</text:p>
          </table:table-cell>
          <table:table-cell office:value-type="string">
            <text:p>Olaya</text:p>
          </table:table-cell>
          <table:table-cell office:value-type="string">
            <text:p>Quiroga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Biblioteca</text:p>
          </table:table-cell>
          <table:table-cell office:value-type="string">
            <text:p>Parque</text:p>
          </table:table-cell>
          <table:table-cell office:value-type="string">
            <text:p>Portal Tunal</text:p>
          </table:table-cell>
          <table:table-cell table:number-columns-repeated="5"/>
        </table:table-row>
        <table:table-row table:style-name="ro1">
          <table:table-cell office:value-type="string">
            <text:p>B10</text:p>
          </table:table-cell>
          <table:table-cell table:number-columns-repeated="2"/>
          <table:table-cell office:value-type="string">
            <text:p>Lunes a Viernes de 5:00 am a 9:30 pm </text:p>
          </table:table-cell>
          <table:table-cell office:value-type="string">
            <text:p>Sabados de 5:30 am a 9:30 pm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Portal 80</text:p>
          </table:table-cell>
          <table:table-cell office:value-type="string">
            <text:p>Cr 90</text:p>
          </table:table-cell>
          <table:table-cell office:value-type="string">
            <text:p>Av. Cali</text:p>
          </table:table-cell>
          <table:table-cell office:value-type="string">
            <text:p>Granja</text:p>
          </table:table-cell>
          <table:table-cell office:value-type="string">
            <text:p>Cr 77</text:p>
          </table:table-cell>
          <table:table-cell office:value-type="string">
            <text:p>Cr 53</text:p>
          </table:table-cell>
          <table:table-cell office:value-type="string">
            <text:p>Cr 47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Alcalá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8"/>
        </table:table-row>
        <table:table-row table:style-name="ro1">
          <table:table-cell office:value-type="string">
            <text:p>B51</text:p>
          </table:table-cell>
          <table:table-cell table:number-columns-repeated="2"/>
          <table:table-cell office:value-type="string">
            <text:p>Lunes a Viernes de 6:30 am a 8:30 am </text:p>
          </table:table-cell>
          <table:table-cell office:value-type="string">
            <text:p>Lunes a Viernes de 5:30 pm a 7:30 pm</text:p>
          </table:table-cell>
          <table:table-cell office:value-type="string">
            <text:p>A51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5:00 pm a 7:30 pm</text:p>
          </table:table-cell>
          <table:table-cell office:value-type="string">
            <text:p>Portal 80</text:p>
          </table:table-cell>
          <table:table-cell office:value-type="string">
            <text:p>Cr 90</text:p>
          </table:table-cell>
          <table:table-cell office:value-type="string">
            <text:p>Granja</text:p>
          </table:table-cell>
          <table:table-cell office:value-type="string">
            <text:p>Cr 47</text:p>
          </table:table-cell>
          <table:table-cell office:value-type="string">
            <text:p>Virrey</text:p>
          </table:table-cell>
          <table:table-cell office:value-type="string">
            <text:p>Pepe Sierra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37"/>
        </table:table-row>
        <table:table-row table:style-name="ro1">
          <table:table-cell office:value-type="string">
            <text:p>B60</text:p>
          </table:table-cell>
          <table:table-cell table:number-columns-repeated="2"/>
          <table:table-cell office:value-type="string">
            <text:p>Lunes a Viernes de 4:30 pm a 8:00 pm</text:p>
          </table:table-cell>
          <table:table-cell office:value-type="string">
            <text:p>H51</text:p>
          </table:table-cell>
          <table:table-cell table:number-columns-repeated="2"/>
          <table:table-cell office:value-type="string">
            <text:p>Lunes a Viernes de 6:00 am a 9:00 a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Santa Lucía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Portal Norte</text:p>
          </table:table-cell>
          <table:table-cell table:number-columns-repeated="36"/>
        </table:table-row>
        <table:table-row table:style-name="ro1">
          <table:table-cell office:value-type="string">
            <text:p>B70</text:p>
          </table:table-cell>
          <table:table-cell table:number-columns-repeated="2"/>
          <table:table-cell office:value-type="string">
            <text:p>Lunes a Viernes de 4:30 am a 9:00 a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Cl 40 S</text:p>
          </table:table-cell>
          <table:table-cell office:value-type="string">
            <text:p>Restrepo</text:p>
          </table:table-cell>
          <table:table-cell office:value-type="string">
            <text:p>Nariño</text:p>
          </table:table-cell>
          <table:table-cell office:value-type="string">
            <text:p>Hortúa</text:p>
          </table:table-cell>
          <table:table-cell office:value-type="string">
            <text:p>Av. Jiménez</text:p>
          </table:table-cell>
          <table:table-cell office:value-type="string">
            <text:p>Marly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Toberín</text:p>
          </table:table-cell>
          <table:table-cell table:number-columns-repeated="32"/>
        </table:table-row>
        <table:table-row table:style-name="ro1">
          <table:table-cell office:value-type="string">
            <text:p>B72</text:p>
          </table:table-cell>
          <table:table-cell table:number-columns-repeated="2"/>
          <table:table-cell office:value-type="string">
            <text:p>Lunes a Viernes de 5:30 am a 9:00 am </text:p>
          </table:table-cell>
          <table:table-cell office:value-type="string">
            <text:p>Sabados de 5:30 am a 9:00 a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Nariño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Cl 100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Alcalá</text:p>
          </table:table-cell>
          <table:table-cell office:value-type="string">
            <text:p>Portal Norte</text:p>
          </table:table-cell>
          <table:table-cell table:number-columns-repeated="40"/>
        </table:table-row>
        <table:table-row table:style-name="ro1">
          <table:table-cell office:value-type="string">
            <text:p>B73</text:p>
          </table:table-cell>
          <table:table-cell table:number-columns-repeated="2"/>
          <table:table-cell office:value-type="string">
            <text:p>Lunes a Viernes de 9:00 am a 11:00 pm </text:p>
          </table:table-cell>
          <table:table-cell office:value-type="string">
            <text:p>Sabados de 5:00 am a 11:00 p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Restrepo</text:p>
          </table:table-cell>
          <table:table-cell office:value-type="string">
            <text:p>Nariño</text:p>
          </table:table-cell>
          <table:table-cell office:value-type="string">
            <text:p>Hortúa</text:p>
          </table:table-cell>
          <table:table-cell office:value-type="string">
            <text:p>Av. Jiménez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100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6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7"/>
        </table:table-row>
        <table:table-row table:style-name="ro1">
          <table:table-cell office:value-type="string">
            <text:p>B13</text:p>
          </table:table-cell>
          <table:table-cell table:number-columns-repeated="2"/>
          <table:table-cell office:value-type="string">
            <text:p>Lunes a Viernes de 5:00 am a 10:00 pm </text:p>
          </table:table-cell>
          <table:table-cell office:value-type="string">
            <text:p>Sabados de 5:00 am a 9:30 pm</text:p>
          </table:table-cell>
          <table:table-cell office:value-type="string">
            <text:p>H13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30 am a 10:00 pm</text:p>
          </table:table-cell>
          <table:table-cell office:value-type="string">
            <text:p>Portal Tunal</text:p>
          </table:table-cell>
          <table:table-cell office:value-type="string">
            <text:p>Cl 40 S</text:p>
          </table:table-cell>
          <table:table-cell office:value-type="string">
            <text:p>Quiroga</text:p>
          </table:table-cell>
          <table:table-cell office:value-type="string">
            <text:p>Olaya</text:p>
          </table:table-cell>
          <table:table-cell office:value-type="string">
            <text:p>Restrepo</text:p>
          </table:table-cell>
          <table:table-cell office:value-type="string">
            <text:p>Hortúa</text:p>
          </table:table-cell>
          <table:table-cell office:value-type="string">
            <text:p>Tercer Milenio</text:p>
          </table:table-cell>
          <table:table-cell office:value-type="string">
            <text:p>Cl 22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85</text:p>
          </table:table-cell>
          <table:table-cell office:value-type="string">
            <text:p>Cl 106</text:p>
          </table:table-cell>
          <table:table-cell office:value-type="string">
            <text:p>Cl 142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Portal Norte</text:p>
          </table:table-cell>
          <table:table-cell table:number-columns-repeated="29"/>
        </table:table-row>
        <table:table-row table:style-name="ro1">
          <table:table-cell office:value-type="string">
            <text:p>B53</text:p>
          </table:table-cell>
          <table:table-cell table:number-columns-repeated="2"/>
          <table:table-cell office:value-type="string">
            <text:p>Lunes a Viernes de 5:30 am a 8:30 am</text:p>
          </table:table-cell>
          <table:table-cell office:value-type="string">
            <text:p>Portal Tunal</text:p>
          </table:table-cell>
          <table:table-cell office:value-type="string">
            <text:p>Santa Lucía</text:p>
          </table:table-cell>
          <table:table-cell office:value-type="string">
            <text:p>Hortúa</text:p>
          </table:table-cell>
          <table:table-cell office:value-type="string">
            <text:p>Cl 100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Alcalá</text:p>
          </table:table-cell>
          <table:table-cell office:value-type="string">
            <text:p>Cl 146</text:p>
          </table:table-cell>
          <table:table-cell office:value-type="string">
            <text:p>Portal Norte</text:p>
          </table:table-cell>
          <table:table-cell table:number-columns-repeated="42"/>
        </table:table-row>
        <table:table-row table:style-name="ro1">
          <table:table-cell office:value-type="string">
            <text:p>B61</text:p>
          </table:table-cell>
          <table:table-cell table:number-columns-repeated="2"/>
          <table:table-cell office:value-type="string">
            <text:p>Lunes a Viernes de 4:30 pm a 7:30 pm</text:p>
          </table:table-cell>
          <table:table-cell office:value-type="string">
            <text:p>Portal Tunal</text:p>
          </table:table-cell>
          <table:table-cell office:value-type="string">
            <text:p>Restrepo</text:p>
          </table:table-cell>
          <table:table-cell office:value-type="string">
            <text:p>Cl 19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Héroes</text:p>
          </table:table-cell>
          <table:table-cell office:value-type="string">
            <text:p>Cl 100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Portal Norte</text:p>
          </table:table-cell>
          <table:table-cell table:number-columns-repeated="39"/>
        </table:table-row>
        <table:table-row table:style-name="ro1">
          <table:table-cell office:value-type="string">
            <text:p>B71</text:p>
          </table:table-cell>
          <table:table-cell table:number-columns-repeated="2"/>
          <table:table-cell office:value-type="string">
            <text:p>Lunes a Viernes de 5:30 am a 8:30 am </text:p>
          </table:table-cell>
          <table:table-cell office:value-type="string">
            <text:p>Sabados de 5:30 am a 9:00 am</text:p>
          </table:table-cell>
          <table:table-cell office:value-type="string">
            <text:p>Portal Tunal</text:p>
          </table:table-cell>
          <table:table-cell office:value-type="string">
            <text:p>Cl 40 S</text:p>
          </table:table-cell>
          <table:table-cell office:value-type="string">
            <text:p>Olaya</text:p>
          </table:table-cell>
          <table:table-cell office:value-type="string">
            <text:p>Restrepo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Pepe Sierra</text:p>
          </table:table-cell>
          <table:table-cell office:value-type="string">
            <text:p>Prado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39"/>
        </table:table-row>
        <table:table-row table:style-name="ro1">
          <table:table-cell office:value-type="string">
            <text:p>B50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5:00 pm a 7:3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Shaio</text:p>
          </table:table-cell>
          <table:table-cell office:value-type="string">
            <text:p>Rionegro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Cl 142</text:p>
          </table:table-cell>
          <table:table-cell office:value-type="string">
            <text:p>Cardio Infantíl</text:p>
          </table:table-cell>
          <table:table-cell office:value-type="string">
            <text:p>Portal Norte</text:p>
          </table:table-cell>
          <table:table-cell table:number-columns-repeated="36"/>
        </table:table-row>
        <table:table-row table:style-name="ro1">
          <table:table-cell office:value-type="string">
            <text:p>D10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B10</text:p>
          </table:table-cell>
          <table:table-cell table:number-columns-repeated="2"/>
          <table:table-cell office:value-type="string">
            <text:p>Lunes a Viernes de 5:00 am a 9:30 pm </text:p>
          </table:table-cell>
          <table:table-cell office:value-type="string">
            <text:p>Sabados de 5:30 am a 9:3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Alcalá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Cr 47</text:p>
          </table:table-cell>
          <table:table-cell office:value-type="string">
            <text:p>Cr 53</text:p>
          </table:table-cell>
          <table:table-cell office:value-type="string">
            <text:p>Cr 77</text:p>
          </table:table-cell>
          <table:table-cell office:value-type="string">
            <text:p>Granja</text:p>
          </table:table-cell>
          <table:table-cell office:value-type="string">
            <text:p>Av. Cali</text:p>
          </table:table-cell>
          <table:table-cell office:value-type="string">
            <text:p>Cr 90</text:p>
          </table:table-cell>
          <table:table-cell office:value-type="string">
            <text:p>Portal 80</text:p>
          </table:table-cell>
          <table:table-cell table:number-columns-repeated="28"/>
        </table:table-row>
        <table:table-row table:style-name="ro1">
          <table:table-cell office:value-type="string">
            <text:p>H51</text:p>
          </table:table-cell>
          <table:table-cell table:number-columns-repeated="2"/>
          <table:table-cell office:value-type="string">
            <text:p>Lunes a Viernes de 6:00 am a 9:00 am</text:p>
          </table:table-cell>
          <table:table-cell office:value-type="string">
            <text:p>Portal Norte</text:p>
          </table:table-cell>
          <table:table-cell office:value-type="string">
            <text:p>Pepe Sierra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Santa Lucía</text:p>
          </table:table-cell>
          <table:table-cell office:value-type="string">
            <text:p>Socorro</text:p>
          </table:table-cell>
          <table:table-cell office:value-type="string">
            <text:p>Consuel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39"/>
        </table:table-row>
        <table:table-row table:style-name="ro1">
          <table:table-cell office:value-type="string">
            <text:p>H70</text:p>
          </table:table-cell>
          <table:table-cell table:number-columns-repeated="2"/>
          <table:table-cell office:value-type="string">
            <text:p>Lunes a Viernes de 5:00 am a 9:00 am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Marly</text:p>
          </table:table-cell>
          <table:table-cell office:value-type="string">
            <text:p>Av. Jiménez</text:p>
          </table:table-cell>
          <table:table-cell office:value-type="string">
            <text:p>Hortúa</text:p>
          </table:table-cell>
          <table:table-cell office:value-type="string">
            <text:p>Nariño</text:p>
          </table:table-cell>
          <table:table-cell office:value-type="string">
            <text:p>Restrepo</text:p>
          </table:table-cell>
          <table:table-cell office:value-type="string">
            <text:p>Cl 40 S</text:p>
          </table:table-cell>
          <table:table-cell office:value-type="string">
            <text:p>Socorro</text:p>
          </table:table-cell>
          <table:table-cell office:value-type="string">
            <text:p>Consuel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33"/>
        </table:table-row>
        <table:table-row table:style-name="ro1">
          <table:table-cell office:value-type="string">
            <text:p>H61</text:p>
          </table:table-cell>
          <table:table-cell table:number-columns-repeated="2"/>
          <table:table-cell office:value-type="string">
            <text:p>Lunes a Viernes de 4:30 pm a 8:00 pm </text:p>
          </table:table-cell>
          <table:table-cell office:value-type="string">
            <text:p>Sabados de 5:00 am a 8:00 pm</text:p>
          </table:table-cell>
          <table:table-cell office:value-type="string">
            <text:p>Portal Norte</text:p>
          </table:table-cell>
          <table:table-cell office:value-type="string">
            <text:p>Alcalá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0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Nariñ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40"/>
        </table:table-row>
        <table:table-row table:style-name="ro1">
          <table:table-cell office:value-type="string">
            <text:p>H74</text:p>
          </table:table-cell>
          <table:table-cell table:number-columns-repeated="2"/>
          <table:table-cell office:value-type="string">
            <text:p>Lunes a Viernes de 9:00 am a 11:00 pm </text:p>
          </table:table-cell>
          <table:table-cell office:value-type="string">
            <text:p>Sabados de 5:00 am a 11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Cl 100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Av. Jiménez</text:p>
          </table:table-cell>
          <table:table-cell office:value-type="string">
            <text:p>Hortúa</text:p>
          </table:table-cell>
          <table:table-cell office:value-type="string">
            <text:p>Nariño</text:p>
          </table:table-cell>
          <table:table-cell office:value-type="string">
            <text:p>Restrepo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Socorro</text:p>
          </table:table-cell>
          <table:table-cell office:value-type="string">
            <text:p>Consuel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27"/>
        </table:table-row>
        <table:table-row table:style-name="ro1">
          <table:table-cell office:value-type="string">
            <text:p>H13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30 am a 10:00 pm</text:p>
          </table:table-cell>
          <table:table-cell office:value-type="string">
            <text:p>B13</text:p>
          </table:table-cell>
          <table:table-cell table:number-columns-repeated="2"/>
          <table:table-cell office:value-type="string">
            <text:p>Lunes a Viernes de 5:00 am a 10:00 pm </text:p>
          </table:table-cell>
          <table:table-cell office:value-type="string">
            <text:p>Sabados de 5:00 am a 9:30 pm</text:p>
          </table:table-cell>
          <table:table-cell office:value-type="string">
            <text:p>Portal Norte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2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Cl 85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22</text:p>
          </table:table-cell>
          <table:table-cell office:value-type="string">
            <text:p>Tercer Milenio</text:p>
          </table:table-cell>
          <table:table-cell office:value-type="string">
            <text:p>Hortúa</text:p>
          </table:table-cell>
          <table:table-cell office:value-type="string">
            <text:p>Restrepo</text:p>
          </table:table-cell>
          <table:table-cell office:value-type="string">
            <text:p>Olaya</text:p>
          </table:table-cell>
          <table:table-cell office:value-type="string">
            <text:p>Quiroga</text:p>
          </table:table-cell>
          <table:table-cell office:value-type="string">
            <text:p>Cl 40 S</text:p>
          </table:table-cell>
          <table:table-cell office:value-type="string">
            <text:p>Portal Tunal</text:p>
          </table:table-cell>
          <table:table-cell table:number-columns-repeated="28"/>
        </table:table-row>
        <table:table-row table:style-name="ro1">
          <table:table-cell office:value-type="string">
            <text:p>H52</text:p>
          </table:table-cell>
          <table:table-cell table:number-columns-repeated="2"/>
          <table:table-cell office:value-type="string">
            <text:p>Lunes a Viernes de 6:00 am a 9:00 am</text:p>
          </table:table-cell>
          <table:table-cell office:value-type="string">
            <text:p>Portal Norte</text:p>
          </table:table-cell>
          <table:table-cell office:value-type="string">
            <text:p>Prado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19</text:p>
          </table:table-cell>
          <table:table-cell office:value-type="string">
            <text:p>Restrepo</text:p>
          </table:table-cell>
          <table:table-cell office:value-type="string">
            <text:p>Portal Tunal</text:p>
          </table:table-cell>
          <table:table-cell table:number-columns-repeated="42"/>
        </table:table-row>
        <table:table-row table:style-name="ro1">
          <table:table-cell office:value-type="string">
            <text:p>H60</text:p>
          </table:table-cell>
          <table:table-cell table:number-columns-repeated="2"/>
          <table:table-cell office:value-type="string">
            <text:p>Lunes a Viernes de 4:30 pm a 8:00 pm </text:p>
          </table:table-cell>
          <table:table-cell office:value-type="string">
            <text:p>Sabados de 5:00 am a 8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Prado</text:p>
          </table:table-cell>
          <table:table-cell office:value-type="string">
            <text:p>Pepe Sierra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Restrepo</text:p>
          </table:table-cell>
          <table:table-cell office:value-type="string">
            <text:p>Olaya</text:p>
          </table:table-cell>
          <table:table-cell office:value-type="string">
            <text:p>Cl 40 S</text:p>
          </table:table-cell>
          <table:table-cell office:value-type="string">
            <text:p>Portal Tunal</text:p>
          </table:table-cell>
          <table:table-cell table:number-columns-repeated="39"/>
        </table:table-row>
        <table:table-row table:style-name="ro1">
          <table:table-cell office:value-type="string">
            <text:p>H73</text:p>
          </table:table-cell>
          <table:table-cell table:number-columns-repeated="2"/>
          <table:table-cell office:value-type="string">
            <text:p>Lunes a Viernes de 5:30 am a 9:00 am </text:p>
          </table:table-cell>
          <table:table-cell office:value-type="string">
            <text:p>Lunes a Viernes de 4:30 pm a 8:00 pm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Alcalá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19</text:p>
          </table:table-cell>
          <table:table-cell office:value-type="string">
            <text:p>Fucha</text:p>
          </table:table-cell>
          <table:table-cell office:value-type="string">
            <text:p>Olaya</text:p>
          </table:table-cell>
          <table:table-cell office:value-type="string">
            <text:p>Cl 40 S</text:p>
          </table:table-cell>
          <table:table-cell office:value-type="string">
            <text:p>Portal Tunal</text:p>
          </table:table-cell>
          <table:table-cell table:number-columns-repeated="36"/>
        </table:table-row>
        <table:table-row table:style-name="ro1">
          <table:table-cell office:value-type="string">
            <text:p>C61</text:p>
          </table:table-cell>
          <table:table-cell table:number-columns-repeated="2"/>
          <table:table-cell office:value-type="string">
            <text:p>Lunes a Viernes de 4:30 pm a 8:00 pm </text:p>
          </table:table-cell>
          <table:table-cell office:value-type="string">
            <text:p>Lunes a Viernes de 6:30 am a 8:00 am</text:p>
          </table:table-cell>
          <table:table-cell office:value-type="string">
            <text:p>Portal Norte</text:p>
          </table:table-cell>
          <table:table-cell office:value-type="string">
            <text:p>Cardio Infantíl</text:p>
          </table:table-cell>
          <table:table-cell office:value-type="string">
            <text:p>Cl 142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Rionegro</text:p>
          </table:table-cell>
          <table:table-cell office:value-type="string">
            <text:p>Shaio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36"/>
        </table:table-row>
        <table:table-row table:style-name="ro1">
          <table:table-cell office:value-type="string">
            <text:p>B62</text:p>
          </table:table-cell>
          <table:table-cell table:number-columns-repeated="2"/>
          <table:table-cell office:value-type="string">
            <text:p>Lunes a Viernes de 4:30 pm a 8:00 pm</text:p>
          </table:table-cell>
          <table:table-cell office:value-type="string">
            <text:p>J70</text:p>
          </table:table-cell>
          <table:table-cell table:number-columns-repeated="2"/>
          <table:table-cell office:value-type="string">
            <text:p>Lunes a Viernes de 5:30 am a 9:00 am</text:p>
          </table:table-cell>
          <table:table-cell office:value-type="string">
            <text:p>Las Aguas</text:p>
          </table:table-cell>
          <table:table-cell office:value-type="string">
            <text:p>Museo Del Oro</text:p>
          </table:table-cell>
          <table:table-cell office:value-type="string">
            <text:p>Av. Jiménez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37"/>
        </table:table-row>
        <table:table-row table:style-name="ro1">
          <table:table-cell office:value-type="string">
            <text:p>B74</text:p>
          </table:table-cell>
          <table:table-cell table:number-columns-repeated="2"/>
          <table:table-cell office:value-type="string">
            <text:p>Lunes a Viernes de 9:00 am a 10:00 pm </text:p>
          </table:table-cell>
          <table:table-cell office:value-type="string">
            <text:p>Sabados de 7:00 am a 8:30 pm</text:p>
          </table:table-cell>
          <table:table-cell office:value-type="string">
            <text:p>Las Aguas</text:p>
          </table:table-cell>
          <table:table-cell office:value-type="string">
            <text:p>Museo Del Or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Av. 39</text:p>
          </table:table-cell>
          <table:table-cell office:value-type="string">
            <text:p>Cl 57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Pepe Sierra</text:p>
          </table:table-cell>
          <table:table-cell office:value-type="string">
            <text:p>Prado</text:p>
          </table:table-cell>
          <table:table-cell office:value-type="string">
            <text:p>Cl 142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34"/>
        </table:table-row>
        <table:table-row table:style-name="ro1">
          <table:table-cell office:value-type="string">
            <text:p>B14</text:p>
          </table:table-cell>
          <table:table-cell table:number-columns-repeated="2"/>
          <table:table-cell office:value-type="string">
            <text:p>Lunes a Viernes de 5:00 am a 9:30 pm </text:p>
          </table:table-cell>
          <table:table-cell office:value-type="string">
            <text:p>Sabados de 5:30 am a 9:30 pm</text:p>
          </table:table-cell>
          <table:table-cell office:value-type="string">
            <text:p>F14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Portal Américas</text:p>
          </table:table-cell>
          <table:table-cell office:value-type="string">
            <text:p>Biblioteca Tintal</text:p>
          </table:table-cell>
          <table:table-cell office:value-type="string">
            <text:p>Tv 86</text:p>
          </table:table-cell>
          <table:table-cell office:value-type="string">
            <text:p>Banderas</text:p>
          </table:table-cell>
          <table:table-cell office:value-type="string">
            <text:p>Pradera</text:p>
          </table:table-cell>
          <table:table-cell office:value-type="string">
            <text:p>CDS - Cr 3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Cl 127</text:p>
          </table:table-cell>
          <table:table-cell office:value-type="string">
            <text:p>Alcalá</text:p>
          </table:table-cell>
          <table:table-cell office:value-type="string">
            <text:p>Cl 146</text:p>
          </table:table-cell>
          <table:table-cell office:value-type="string">
            <text:p>Portal Norte</text:p>
          </table:table-cell>
          <table:table-cell table:number-columns-repeated="27"/>
        </table:table-row>
        <table:table-row table:style-name="ro1">
          <table:table-cell office:value-type="string">
            <text:p>B52</text:p>
          </table:table-cell>
          <table:table-cell table:number-columns-repeated="2"/>
          <table:table-cell office:value-type="string">
            <text:p>Lunes a Viernes de 5:30 am a 8:00 am</text:p>
          </table:table-cell>
          <table:table-cell office:value-type="string">
            <text:p>Portal Américas</text:p>
          </table:table-cell>
          <table:table-cell office:value-type="string">
            <text:p>Biblioteca Tintal</text:p>
          </table:table-cell>
          <table:table-cell office:value-type="string">
            <text:p>Banderas</text:p>
          </table:table-cell>
          <table:table-cell office:value-type="string">
            <text:p>Marsella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Alcalá</text:p>
          </table:table-cell>
          <table:table-cell office:value-type="string">
            <text:p>Portal Norte</text:p>
          </table:table-cell>
          <table:table-cell table:number-columns-repeated="42"/>
        </table:table-row>
        <table:table-row table:style-name="ro1">
          <table:table-cell office:value-type="string">
            <text:p>B11</text:p>
          </table:table-cell>
          <table:table-cell table:number-columns-repeated="2"/>
          <table:table-cell office:value-type="string">
            <text:p>Lunes a Viernes de 5:30 am a 9:00 pm </text:p>
          </table:table-cell>
          <table:table-cell office:value-type="string">
            <text:p>Sabados de 6:00 am a 9:30 pm</text:p>
          </table:table-cell>
          <table:table-cell office:value-type="string">
            <text:p>G11</text:p>
          </table:table-cell>
          <table:table-cell table:number-columns-repeated="2"/>
          <table:table-cell office:value-type="string">
            <text:p>Lunes a Viernes de 6:00 am a 9:30 pm </text:p>
          </table:table-cell>
          <table:table-cell office:value-type="string">
            <text:p>Sabados de 6:30 am a 10:00 pm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6"/>
        </table:table-row>
        <table:table-row table:style-name="ro1">
          <table:table-cell office:value-type="string">
            <text:p>B54</text:p>
          </table:table-cell>
          <table:table-cell table:number-columns-repeated="2"/>
          <table:table-cell office:value-type="string">
            <text:p>Lunes a Viernes de 5:30 am a 8:00 am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General Santander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table:number-columns-repeated="40"/>
        </table:table-row>
        <table:table-row table:style-name="ro1">
          <table:table-cell office:value-type="string">
            <text:p>B12</text:p>
          </table:table-cell>
          <table:table-cell table:number-columns-repeated="2"/>
          <table:table-cell office:value-type="string">
            <text:p>Lunes a Viernes de 5:00 am a 9:00 pm </text:p>
          </table:table-cell>
          <table:table-cell office:value-type="string">
            <text:p>Sabados de 5:00 am a 9:00 pm</text:p>
          </table:table-cell>
          <table:table-cell office:value-type="string">
            <text:p>G12</text:p>
          </table:table-cell>
          <table:table-cell table:number-columns-repeated="2"/>
          <table:table-cell office:value-type="string">
            <text:p>Lunes a Viernes de 5:30 am a 9:00 pm </text:p>
          </table:table-cell>
          <table:table-cell office:value-type="string">
            <text:p>Sabados de 5:30 am a 9:00 pm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General Santander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Simón Bolivar</text:p>
          </table:table-cell>
          <table:table-cell office:value-type="string">
            <text:p>NQS - Cl 75</text:p>
          </table:table-cell>
          <table:table-cell office:value-type="string">
            <text:p>La Castellana</text:p>
          </table:table-cell>
          <table:table-cell office:value-type="string">
            <text:p>Cl 100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Cl 142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7"/>
        </table:table-row>
        <table:table-row table:style-name="ro1">
          <table:table-cell office:value-type="string">
            <text:p>C15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H15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Portal Tunal</text:p>
          </table:table-cell>
          <table:table-cell office:value-type="string">
            <text:p>Biblioteca</text:p>
          </table:table-cell>
          <table:table-cell office:value-type="string">
            <text:p>Cl 40 S</text:p>
          </table:table-cell>
          <table:table-cell office:value-type="string">
            <text:p>Olaya</text:p>
          </table:table-cell>
          <table:table-cell office:value-type="string">
            <text:p>Nariño</text:p>
          </table:table-cell>
          <table:table-cell office:value-type="string">
            <text:p>Tercer Mileni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76</text:p>
          </table:table-cell>
          <table:table-cell office:value-type="string">
            <text:p>Escuela Militar</text:p>
          </table:table-cell>
          <table:table-cell office:value-type="string">
            <text:p>Puentelarg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Portal Suba</text:p>
          </table:table-cell>
          <table:table-cell table:number-columns-repeated="27"/>
        </table:table-row>
        <table:table-row table:style-name="ro1">
          <table:table-cell office:value-type="string">
            <text:p>J70</text:p>
          </table:table-cell>
          <table:table-cell table:number-columns-repeated="2"/>
          <table:table-cell office:value-type="string">
            <text:p>Lunes a Viernes de 5:30 am a 9:00 a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Av. Jiménez</text:p>
          </table:table-cell>
          <table:table-cell office:value-type="string">
            <text:p>Museo Del Oro</text:p>
          </table:table-cell>
          <table:table-cell office:value-type="string">
            <text:p>Las Aguas</text:p>
          </table:table-cell>
          <table:table-cell table:number-columns-repeated="41"/>
        </table:table-row>
        <table:table-row table:style-name="ro1">
          <table:table-cell office:value-type="string">
            <text:p>J72</text:p>
          </table:table-cell>
          <table:table-cell table:number-columns-repeated="2"/>
          <table:table-cell office:value-type="string">
            <text:p>Lunes a Viernes de 9:00 am a 9:30 pm </text:p>
          </table:table-cell>
          <table:table-cell office:value-type="string">
            <text:p>Sabados de 6:30 am a 8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2</text:p>
          </table:table-cell>
          <table:table-cell office:value-type="string">
            <text:p>Prado</text:p>
          </table:table-cell>
          <table:table-cell office:value-type="string">
            <text:p>Pepe Sierra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57</text:p>
          </table:table-cell>
          <table:table-cell office:value-type="string">
            <text:p>Av. 39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Museo Del Oro</text:p>
          </table:table-cell>
          <table:table-cell office:value-type="string">
            <text:p>Las Aguas</text:p>
          </table:table-cell>
          <table:table-cell table:number-columns-repeated="34"/>
        </table:table-row>
        <table:table-row table:style-name="ro1">
          <table:table-cell office:value-type="string">
            <text:p>F14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B14</text:p>
          </table:table-cell>
          <table:table-cell table:number-columns-repeated="2"/>
          <table:table-cell office:value-type="string">
            <text:p>Lunes a Viernes de 5:00 am a 9:30 pm </text:p>
          </table:table-cell>
          <table:table-cell office:value-type="string">
            <text:p>Sabados de 5:30 am a 9:30 pm</text:p>
          </table:table-cell>
          <table:table-cell office:value-type="string">
            <text:p>Portal Norte</text:p>
          </table:table-cell>
          <table:table-cell office:value-type="string">
            <text:p>Cl 146</text:p>
          </table:table-cell>
          <table:table-cell office:value-type="string">
            <text:p>Alcalá</text:p>
          </table:table-cell>
          <table:table-cell office:value-type="string">
            <text:p>Cl 127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DS - Cr 32</text:p>
          </table:table-cell>
          <table:table-cell office:value-type="string">
            <text:p>Pradera</text:p>
          </table:table-cell>
          <table:table-cell office:value-type="string">
            <text:p>Banderas</text:p>
          </table:table-cell>
          <table:table-cell office:value-type="string">
            <text:p>Tv 86</text:p>
          </table:table-cell>
          <table:table-cell office:value-type="string">
            <text:p>Biblioteca Tintal</text:p>
          </table:table-cell>
          <table:table-cell office:value-type="string">
            <text:p>Portal Américas</text:p>
          </table:table-cell>
          <table:table-cell table:number-columns-repeated="27"/>
        </table:table-row>
        <table:table-row table:style-name="ro1">
          <table:table-cell office:value-type="string">
            <text:p>F61</text:p>
          </table:table-cell>
          <table:table-cell table:number-columns-repeated="2"/>
          <table:table-cell office:value-type="string">
            <text:p>Lunes a Viernes de 5:00 pm a 8:00 pm</text:p>
          </table:table-cell>
          <table:table-cell office:value-type="string">
            <text:p>Portal Norte</text:p>
          </table:table-cell>
          <table:table-cell office:value-type="string">
            <text:p>Alcalá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Marsella</text:p>
          </table:table-cell>
          <table:table-cell office:value-type="string">
            <text:p>Banderas</text:p>
          </table:table-cell>
          <table:table-cell office:value-type="string">
            <text:p>Biblioteca Tintal</text:p>
          </table:table-cell>
          <table:table-cell office:value-type="string">
            <text:p>Portal Américas</text:p>
          </table:table-cell>
          <table:table-cell table:number-columns-repeated="42"/>
        </table:table-row>
        <table:table-row table:style-name="ro1">
          <table:table-cell office:value-type="string">
            <text:p>G11</text:p>
          </table:table-cell>
          <table:table-cell table:number-columns-repeated="2"/>
          <table:table-cell office:value-type="string">
            <text:p>Lunes a Viernes de 6:00 am a 9:30 pm </text:p>
          </table:table-cell>
          <table:table-cell office:value-type="string">
            <text:p>Sabados de 6:30 am a 10:00 pm</text:p>
          </table:table-cell>
          <table:table-cell office:value-type="string">
            <text:p>B11</text:p>
          </table:table-cell>
          <table:table-cell table:number-columns-repeated="2"/>
          <table:table-cell office:value-type="string">
            <text:p>Lunes a Viernes de 5:30 am a 9:00 pm </text:p>
          </table:table-cell>
          <table:table-cell office:value-type="string">
            <text:p>Sabados de 6:00 am a 9:3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6"/>
        </table:table-row>
        <table:table-row table:style-name="ro1">
          <table:table-cell office:value-type="string">
            <text:p>G61</text:p>
          </table:table-cell>
          <table:table-cell table:number-columns-repeated="2"/>
          <table:table-cell office:value-type="string">
            <text:p>Lunes a Viernes de 5:00 pm a 8:00 pm</text:p>
          </table:table-cell>
          <table:table-cell office:value-type="string">
            <text:p>Portal Norte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39"/>
        </table:table-row>
        <table:table-row table:style-name="ro1">
          <table:table-cell office:value-type="string">
            <text:p>G12</text:p>
          </table:table-cell>
          <table:table-cell table:number-columns-repeated="2"/>
          <table:table-cell office:value-type="string">
            <text:p>Lunes a Viernes de 5:30 am a 9:00 pm </text:p>
          </table:table-cell>
          <table:table-cell office:value-type="string">
            <text:p>Sabados de 5:30 am a 9:00 pm</text:p>
          </table:table-cell>
          <table:table-cell office:value-type="string">
            <text:p>B12</text:p>
          </table:table-cell>
          <table:table-cell table:number-columns-repeated="2"/>
          <table:table-cell office:value-type="string">
            <text:p>Lunes a Viernes de 5:00 am a 9:00 pm </text:p>
          </table:table-cell>
          <table:table-cell office:value-type="string">
            <text:p>Sabados de 5:00 am a 9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2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Cl 100</text:p>
          </table:table-cell>
          <table:table-cell office:value-type="string">
            <text:p>La Castellana</text:p>
          </table:table-cell>
          <table:table-cell office:value-type="string">
            <text:p>NQS - Cl 75</text:p>
          </table:table-cell>
          <table:table-cell office:value-type="string">
            <text:p>Simón Bolivar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27"/>
        </table:table-row>
        <table:table-row table:style-name="ro1">
          <table:table-cell office:value-type="string">
            <text:p>H15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Portal Suba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Puentelargo</text:p>
          </table:table-cell>
          <table:table-cell office:value-type="string">
            <text:p>Escuela Militar</text:p>
          </table:table-cell>
          <table:table-cell office:value-type="string">
            <text:p>Cl 76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Tercer Milenio</text:p>
          </table:table-cell>
          <table:table-cell office:value-type="string">
            <text:p>Nariño</text:p>
          </table:table-cell>
          <table:table-cell office:value-type="string">
            <text:p>Olaya</text:p>
          </table:table-cell>
          <table:table-cell office:value-type="string">
            <text:p>Cl 40 S</text:p>
          </table:table-cell>
          <table:table-cell office:value-type="string">
            <text:p>Biblioteca</text:p>
          </table:table-cell>
          <table:table-cell office:value-type="string">
            <text:p>Portal Tunal</text:p>
          </table:table-cell>
          <table:table-cell table:number-columns-repeated="27"/>
        </table:table-row>
        <table:table-row table:style-name="ro1">
          <table:table-cell office:value-type="string">
            <text:p>C18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4:00 pm a 9:00 pm</text:p>
          </table:table-cell>
          <table:table-cell office:value-type="string">
            <text:p>A18</text:p>
          </table:table-cell>
          <table:table-cell table:number-columns-repeated="2"/>
          <table:table-cell office:value-type="string">
            <text:p>Lunes a Viernes de 5:30 am a 9:00 am </text:p>
          </table:table-cell>
          <table:table-cell office:value-type="string">
            <text:p>Lunes a Viernes de 4:30 pm a 8:30 pm</text:p>
          </table:table-cell>
          <table:table-cell office:value-type="string">
            <text:p>Tercer Mileni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Cl 45</text:p>
          </table:table-cell>
          <table:table-cell office:value-type="string">
            <text:p>Cl 63</text:p>
          </table:table-cell>
          <table:table-cell office:value-type="string">
            <text:p>Suba - Cl 100</text:p>
          </table:table-cell>
          <table:table-cell office:value-type="string">
            <text:p>21 Angeles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34"/>
        </table:table-row>
        <table:table-row table:style-name="ro1">
          <table:table-cell office:value-type="string">
            <text:p>C17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H17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Restrepo</text:p>
          </table:table-cell>
          <table:table-cell office:value-type="string">
            <text:p>Hortúa</text:p>
          </table:table-cell>
          <table:table-cell office:value-type="string">
            <text:p>Hospital</text:p>
          </table:table-cell>
          <table:table-cell office:value-type="string">
            <text:p>Av. Jiménez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El Polo</text:p>
          </table:table-cell>
          <table:table-cell office:value-type="string">
            <text:p>San Martín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3"/>
        </table:table-row>
        <table:table-row table:style-name="ro1">
          <table:table-cell office:value-type="string">
            <text:p>C50</text:p>
          </table:table-cell>
          <table:table-cell table:number-columns-repeated="2"/>
          <table:table-cell office:value-type="string">
            <text:p>Lunes a Viernes de 5:30 am a 8:00 a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Santa Lucía</text:p>
          </table:table-cell>
          <table:table-cell office:value-type="string">
            <text:p>Hortúa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Portal Suba</text:p>
          </table:table-cell>
          <table:table-cell table:number-columns-repeated="39"/>
        </table:table-row>
        <table:table-row table:style-name="ro1">
          <table:table-cell office:value-type="string">
            <text:p>C70</text:p>
          </table:table-cell>
          <table:table-cell table:number-columns-repeated="2"/>
          <table:table-cell office:value-type="string">
            <text:p>Lunes a Viernes de 5:30 am a 8:00 am </text:p>
          </table:table-cell>
          <table:table-cell office:value-type="string">
            <text:p>Lunes a Viernes de 4:30 pm a 8:00 pm</text:p>
          </table:table-cell>
          <table:table-cell office:value-type="string">
            <text:p>Cl 40 S</text:p>
          </table:table-cell>
          <table:table-cell office:value-type="string">
            <text:p>Olaya</text:p>
          </table:table-cell>
          <table:table-cell office:value-type="string">
            <text:p>Restrepo</text:p>
          </table:table-cell>
          <table:table-cell office:value-type="string">
            <text:p>Nariño</text:p>
          </table:table-cell>
          <table:table-cell office:value-type="string">
            <text:p>Hortúa</text:p>
          </table:table-cell>
          <table:table-cell office:value-type="string">
            <text:p>Marly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Puentelargo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37"/>
        </table:table-row>
        <table:table-row table:style-name="ro1">
          <table:table-cell office:value-type="string">
            <text:p>C19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F19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Banderas</text:p>
          </table:table-cell>
          <table:table-cell office:value-type="string">
            <text:p>Mandalay</text:p>
          </table:table-cell>
          <table:table-cell office:value-type="string">
            <text:p>Marsella</text:p>
          </table:table-cell>
          <table:table-cell office:value-type="string">
            <text:p>Américas - Cr 53a</text:p>
          </table:table-cell>
          <table:table-cell office:value-type="string">
            <text:p>Ricaurte</text:p>
          </table:table-cell>
          <table:table-cell office:value-type="string">
            <text:p>Cl 19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Gratamira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7"/>
        </table:table-row>
        <table:table-row table:style-name="ro1">
          <table:table-cell office:value-type="string">
            <text:p>C16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G16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table:style-name="ce1"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2"/>
        </table:table-row>
        <table:table-row table:style-name="ro1">
          <table:table-cell office:value-type="string">
            <text:p>C60</text:p>
          </table:table-cell>
          <table:table-cell table:number-columns-repeated="2"/>
          <table:table-cell office:value-type="string">
            <text:p>Lunes a Viernes de 4:30 pm a 8:00 pm</text:p>
          </table:table-cell>
          <table:table-cell office:value-type="string">
            <text:p>G70</text:p>
          </table:table-cell>
          <table:table-cell table:number-columns-repeated="2"/>
          <table:table-cell office:value-type="string">
            <text:p>Lunes a Viernes de 5:30 am a 8:00 am </text:p>
          </table:table-cell>
          <table:table-cell office:value-type="string">
            <text:p>Lunes a Viernes de 4:30 pm a 8:00 pm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Coliseo</text:p>
          </table:table-cell>
          <table:table-cell office:value-type="string">
            <text:p>NQS - Cl 75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34"/>
        </table:table-row>
        <table:table-row table:style-name="ro1">
          <table:table-cell office:value-type="string">
            <text:p>A18</text:p>
          </table:table-cell>
          <table:table-cell table:number-columns-repeated="2"/>
          <table:table-cell office:value-type="string">
            <text:p>Lunes a Viernes de 5:30 am a 9:00 am </text:p>
          </table:table-cell>
          <table:table-cell office:value-type="string">
            <text:p>Lunes a Viernes de 4:30 pm a 8:30 pm</text:p>
          </table:table-cell>
          <table:table-cell office:value-type="string">
            <text:p>C18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4:00 pm a 9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21 Angeles</text:p>
          </table:table-cell>
          <table:table-cell office:value-type="string">
            <text:p>Suba - Cl 100</text:p>
          </table:table-cell>
          <table:table-cell office:value-type="string">
            <text:p>Cl 63</text:p>
          </table:table-cell>
          <table:table-cell office:value-type="string">
            <text:p>Cl 45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Tercer Milenio</text:p>
          </table:table-cell>
          <table:table-cell table:number-columns-repeated="34"/>
        </table:table-row>
        <table:table-row table:style-name="ro1">
          <table:table-cell office:value-type="string">
            <text:p>H17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C17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an Martín</text:p>
          </table:table-cell>
          <table:table-cell office:value-type="string">
            <text:p>El Polo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Av. Jiménez</text:p>
          </table:table-cell>
          <table:table-cell office:value-type="string">
            <text:p>Hospital</text:p>
          </table:table-cell>
          <table:table-cell office:value-type="string">
            <text:p>Hortúa</text:p>
          </table:table-cell>
          <table:table-cell office:value-type="string">
            <text:p>Restrepo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Socorro</text:p>
          </table:table-cell>
          <table:table-cell office:value-type="string">
            <text:p>Consuel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23"/>
        </table:table-row>
        <table:table-row table:style-name="ro1">
          <table:table-cell office:value-type="string">
            <text:p>F19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C19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10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Gratamira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Cl 72</text:p>
          </table:table-cell>
          <table:table-cell office:value-type="string">
            <text:p>Cl 63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19</text:p>
          </table:table-cell>
          <table:table-cell office:value-type="string">
            <text:p>Ricaurte</text:p>
          </table:table-cell>
          <table:table-cell office:value-type="string">
            <text:p>Américas - Cr 53a</text:p>
          </table:table-cell>
          <table:table-cell office:value-type="string">
            <text:p>Marsella</text:p>
          </table:table-cell>
          <table:table-cell office:value-type="string">
            <text:p>Banderas</text:p>
          </table:table-cell>
          <table:table-cell table:number-columns-repeated="28"/>
        </table:table-row>
        <table:table-row table:style-name="ro1">
          <table:table-cell office:value-type="string">
            <text:p>G16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C16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2"/>
        </table:table-row>
        <table:table-row table:style-name="ro1">
          <table:table-cell office:value-type="string">
            <text:p>G70</text:p>
          </table:table-cell>
          <table:table-cell table:number-columns-repeated="2"/>
          <table:table-cell office:value-type="string">
            <text:p>Lunes a Viernes de 5:30 am a 8:00 am </text:p>
          </table:table-cell>
          <table:table-cell office:value-type="string">
            <text:p>Lunes a Viernes de 4:30 pm a 8:00 pm</text:p>
          </table:table-cell>
          <table:table-cell office:value-type="string">
            <text:p>C60</text:p>
          </table:table-cell>
          <table:table-cell table:number-columns-repeated="2"/>
          <table:table-cell office:value-type="string">
            <text:p>Lunes a Viernes de 4:30 pm a 8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NQS - Cl 75</text:p>
          </table:table-cell>
          <table:table-cell office:value-type="string">
            <text:p>Colise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34"/>
        </table:table-row>
        <table:table-row table:style-name="ro1">
          <table:table-cell office:value-type="string">
            <text:p>D20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8:00 pm</text:p>
          </table:table-cell>
          <table:table-cell office:value-type="string">
            <text:p>H20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8:00 p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Olaya</text:p>
          </table:table-cell>
          <table:table-cell office:value-type="string">
            <text:p>Fucha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Cl 45</text:p>
          </table:table-cell>
          <table:table-cell office:value-type="string">
            <text:p>El Polo</text:p>
          </table:table-cell>
          <table:table-cell office:value-type="string">
            <text:p>Av. 68</text:p>
          </table:table-cell>
          <table:table-cell office:value-type="string">
            <text:p>Ferias</text:p>
          </table:table-cell>
          <table:table-cell office:value-type="string">
            <text:p>Boyacá</text:p>
          </table:table-cell>
          <table:table-cell office:value-type="string">
            <text:p>Cr 77</text:p>
          </table:table-cell>
          <table:table-cell office:value-type="string">
            <text:p>Av. Cali</text:p>
          </table:table-cell>
          <table:table-cell office:value-type="string">
            <text:p>Portal 80</text:p>
          </table:table-cell>
          <table:table-cell table:number-columns-repeated="27"/>
        </table:table-row>
        <table:table-row table:style-name="ro1">
          <table:table-cell office:value-type="string">
            <text:p>D51</text:p>
          </table:table-cell>
          <table:table-cell table:number-columns-repeated="2"/>
          <table:table-cell office:value-type="string">
            <text:p>Lunes a Viernes de 5:30 am a 8:30 am</text:p>
          </table:table-cell>
          <table:table-cell office:value-type="string">
            <text:p>Portal Usme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inuto De Dios</text:p>
          </table:table-cell>
          <table:table-cell office:value-type="string">
            <text:p>Portal 80</text:p>
          </table:table-cell>
          <table:table-cell table:number-columns-repeated="42"/>
        </table:table-row>
        <table:table-row table:style-name="ro1">
          <table:table-cell office:value-type="string">
            <text:p>D60</text:p>
          </table:table-cell>
          <table:table-cell table:number-columns-repeated="2"/>
          <table:table-cell office:value-type="string">
            <text:p>Lunes a Viernes de 4:30 pm a 8:30 pm</text:p>
          </table:table-cell>
          <table:table-cell office:value-type="string">
            <text:p>Portal Usme</text:p>
          </table:table-cell>
          <table:table-cell office:value-type="string">
            <text:p>Restrepo</text:p>
          </table:table-cell>
          <table:table-cell office:value-type="string">
            <text:p>Hortúa</text:p>
          </table:table-cell>
          <table:table-cell office:value-type="string">
            <text:p>Av. 39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Minuto De Dios</text:p>
          </table:table-cell>
          <table:table-cell office:value-type="string">
            <text:p>Cr 77</text:p>
          </table:table-cell>
          <table:table-cell office:value-type="string">
            <text:p>Granja</text:p>
          </table:table-cell>
          <table:table-cell office:value-type="string">
            <text:p>Cr 90</text:p>
          </table:table-cell>
          <table:table-cell office:value-type="string">
            <text:p>Portal 80</text:p>
          </table:table-cell>
          <table:table-cell table:number-columns-repeated="38"/>
        </table:table-row>
        <table:table-row table:style-name="ro1">
          <table:table-cell office:value-type="string">
            <text:p>D50</text:p>
          </table:table-cell>
          <table:table-cell table:number-columns-repeated="2"/>
          <table:table-cell office:value-type="string">
            <text:p>Lunes a Viernes de 5:30 am a 8:30 am</text:p>
          </table:table-cell>
          <table:table-cell office:value-type="string">
            <text:p>Portal Américas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Minuto De Dios</text:p>
          </table:table-cell>
          <table:table-cell office:value-type="string">
            <text:p>Cr 77</text:p>
          </table:table-cell>
          <table:table-cell office:value-type="string">
            <text:p>Portal 80</text:p>
          </table:table-cell>
          <table:table-cell table:number-columns-repeated="39"/>
        </table:table-row>
        <table:table-row table:style-name="ro1">
          <table:table-cell office:value-type="string">
            <text:p>D70</text:p>
          </table:table-cell>
          <table:table-cell table:number-columns-repeated="2"/>
          <table:table-cell office:value-type="string">
            <text:p>Lunes a Viernes de 9:00 am a 11:00 pm </text:p>
          </table:table-cell>
          <table:table-cell office:value-type="string">
            <text:p>Sabados de 6:00 am a 9:00 pm</text:p>
          </table:table-cell>
          <table:table-cell office:value-type="string">
            <text:p>Las Aguas</text:p>
          </table:table-cell>
          <table:table-cell office:value-type="string">
            <text:p>Museo Del Oro</text:p>
          </table:table-cell>
          <table:table-cell office:value-type="string">
            <text:p>Av. Jiménez</text:p>
          </table:table-cell>
          <table:table-cell office:value-type="string">
            <text:p>Cl 22</text:p>
          </table:table-cell>
          <table:table-cell office:value-type="string">
            <text:p>Av. 39</text:p>
          </table:table-cell>
          <table:table-cell office:value-type="string">
            <text:p>El Polo</text:p>
          </table:table-cell>
          <table:table-cell office:value-type="string">
            <text:p>Escuela Militar</text:p>
          </table:table-cell>
          <table:table-cell office:value-type="string">
            <text:p>Av. 68</text:p>
          </table:table-cell>
          <table:table-cell office:value-type="string">
            <text:p>Cr 77</text:p>
          </table:table-cell>
          <table:table-cell office:value-type="string">
            <text:p>Portal 80</text:p>
          </table:table-cell>
          <table:table-cell table:number-columns-repeated="40"/>
        </table:table-row>
        <table:table-row table:style-name="ro1">
          <table:table-cell office:value-type="string">
            <text:p>D21</text:p>
          </table:table-cell>
          <table:table-cell table:number-columns-repeated="2"/>
          <table:table-cell office:value-type="string">
            <text:p>Lunes a Viernes de 5:30 am a 11:00 pm </text:p>
          </table:table-cell>
          <table:table-cell office:value-type="string">
            <text:p>Sabados de 6:00 am a 11:00 pm</text:p>
          </table:table-cell>
          <table:table-cell office:value-type="string">
            <text:p>H21</text:p>
          </table:table-cell>
          <table:table-cell table:number-columns-repeated="2"/>
          <table:table-cell office:value-type="string">
            <text:p>Lunes a Viernes de 5:00 am a 11:00 pm </text:p>
          </table:table-cell>
          <table:table-cell office:value-type="string">
            <text:p>Sabados de 5:00 am a 11:00 pm</text:p>
          </table:table-cell>
          <table:table-cell office:value-type="string">
            <text:p>Portal Tunal</text:p>
          </table:table-cell>
          <table:table-cell office:value-type="string">
            <text:p>Parque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Olaya</text:p>
          </table:table-cell>
          <table:table-cell office:value-type="string">
            <text:p>Fucha</text:p>
          </table:table-cell>
          <table:table-cell office:value-type="string">
            <text:p>Nariño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Cr 77</text:p>
          </table:table-cell>
          <table:table-cell office:value-type="string">
            <text:p>Av. Cali</text:p>
          </table:table-cell>
          <table:table-cell office:value-type="string">
            <text:p>Quirigua</text:p>
          </table:table-cell>
          <table:table-cell office:value-type="string">
            <text:p>Portal 80</text:p>
          </table:table-cell>
          <table:table-cell table:number-columns-repeated="28"/>
        </table:table-row>
        <table:table-row table:style-name="ro1">
          <table:table-cell office:value-type="string">
            <text:p>H20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8:00 pm</text:p>
          </table:table-cell>
          <table:table-cell office:value-type="string">
            <text:p>D20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6:00 am a 8:00 pm</text:p>
          </table:table-cell>
          <table:table-cell office:value-type="string">
            <text:p>Portal 80</text:p>
          </table:table-cell>
          <table:table-cell office:value-type="string">
            <text:p>Av. Cali</text:p>
          </table:table-cell>
          <table:table-cell office:value-type="string">
            <text:p>Cr 77</text:p>
          </table:table-cell>
          <table:table-cell office:value-type="string">
            <text:p>Boyacá</text:p>
          </table:table-cell>
          <table:table-cell office:value-type="string">
            <text:p>Ferias</text:p>
          </table:table-cell>
          <table:table-cell office:value-type="string">
            <text:p>Av. 68</text:p>
          </table:table-cell>
          <table:table-cell office:value-type="string">
            <text:p>El Polo</text:p>
          </table:table-cell>
          <table:table-cell office:value-type="string">
            <text:p>Cl 45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Fucha</text:p>
          </table:table-cell>
          <table:table-cell office:value-type="string">
            <text:p>Olaya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27"/>
        </table:table-row>
        <table:table-row table:style-name="ro1">
          <table:table-cell office:value-type="string">
            <text:p>H50</text:p>
          </table:table-cell>
          <table:table-cell table:number-columns-repeated="2"/>
          <table:table-cell office:value-type="string">
            <text:p>Lunes a Viernes de 5:30 am a 8:30 am</text:p>
          </table:table-cell>
          <table:table-cell office:value-type="string">
            <text:p>Portal 80</text:p>
          </table:table-cell>
          <table:table-cell office:value-type="string">
            <text:p>Cr 90</text:p>
          </table:table-cell>
          <table:table-cell office:value-type="string">
            <text:p>Granja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Av. 39</text:p>
          </table:table-cell>
          <table:table-cell office:value-type="string">
            <text:p>Hortúa</text:p>
          </table:table-cell>
          <table:table-cell office:value-type="string">
            <text:p>Restrepo</text:p>
          </table:table-cell>
          <table:table-cell office:value-type="string">
            <text:p>Portal Usme</text:p>
          </table:table-cell>
          <table:table-cell table:number-columns-repeated="38"/>
        </table:table-row>
        <table:table-row table:style-name="ro1">
          <table:table-cell office:value-type="string">
            <text:p>F62</text:p>
          </table:table-cell>
          <table:table-cell table:number-columns-repeated="2"/>
          <table:table-cell office:value-type="string">
            <text:p>Lunes a Viernes de 5:00 pm a 8:00 pm</text:p>
          </table:table-cell>
          <table:table-cell office:value-type="string">
            <text:p>Portal 80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Portal Américas</text:p>
          </table:table-cell>
          <table:table-cell table:number-columns-repeated="39"/>
        </table:table-row>
        <table:table-row table:style-name="ro1">
          <table:table-cell office:value-type="string">
            <text:p>J24</text:p>
          </table:table-cell>
          <table:table-cell table:number-columns-repeated="2"/>
          <table:table-cell office:value-type="string">
            <text:p>Lunes a Viernes de 5:30 am a 10:00 pm </text:p>
          </table:table-cell>
          <table:table-cell office:value-type="string">
            <text:p>Sabados de 5:30 am a 8:30 pm</text:p>
          </table:table-cell>
          <table:table-cell office:value-type="string">
            <text:p>Portal 80</text:p>
          </table:table-cell>
          <table:table-cell office:value-type="string">
            <text:p>Cr 77</text:p>
          </table:table-cell>
          <table:table-cell office:value-type="string">
            <text:p>Av. 68</text:p>
          </table:table-cell>
          <table:table-cell office:value-type="string">
            <text:p>Escuela Militar</text:p>
          </table:table-cell>
          <table:table-cell office:value-type="string">
            <text:p>El Polo</text:p>
          </table:table-cell>
          <table:table-cell office:value-type="string">
            <text:p>Av. 39</text:p>
          </table:table-cell>
          <table:table-cell office:value-type="string">
            <text:p>Cl 22</text:p>
          </table:table-cell>
          <table:table-cell office:value-type="string">
            <text:p>Av. Jiménez</text:p>
          </table:table-cell>
          <table:table-cell office:value-type="string">
            <text:p>Museo Del Oro</text:p>
          </table:table-cell>
          <table:table-cell office:value-type="string">
            <text:p>Las Aguas</text:p>
          </table:table-cell>
          <table:table-cell table:number-columns-repeated="40"/>
        </table:table-row>
        <table:table-row table:style-name="ro1">
          <table:table-cell office:value-type="string">
            <text:p>H21</text:p>
          </table:table-cell>
          <table:table-cell table:number-columns-repeated="2"/>
          <table:table-cell office:value-type="string">
            <text:p>Lunes a Viernes de 5:00 am a 11:00 pm </text:p>
          </table:table-cell>
          <table:table-cell office:value-type="string">
            <text:p>Sabados de 5:00 am a 11:00 pm</text:p>
          </table:table-cell>
          <table:table-cell office:value-type="string">
            <text:p>D21</text:p>
          </table:table-cell>
          <table:table-cell table:number-columns-repeated="2"/>
          <table:table-cell office:value-type="string">
            <text:p>Lunes a Viernes de 5:30 am a 11:00 pm </text:p>
          </table:table-cell>
          <table:table-cell office:value-type="string">
            <text:p>Sabados de 6:00 am a 11:00 pm</text:p>
          </table:table-cell>
          <table:table-cell office:value-type="string">
            <text:p>Portal 80</text:p>
          </table:table-cell>
          <table:table-cell office:value-type="string">
            <text:p>Quirigua</text:p>
          </table:table-cell>
          <table:table-cell office:value-type="string">
            <text:p>Av. Cali</text:p>
          </table:table-cell>
          <table:table-cell office:value-type="string">
            <text:p>Cr 77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Nariño</text:p>
          </table:table-cell>
          <table:table-cell office:value-type="string">
            <text:p>Fucha</text:p>
          </table:table-cell>
          <table:table-cell office:value-type="string">
            <text:p>Olaya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Parque</text:p>
          </table:table-cell>
          <table:table-cell office:value-type="string">
            <text:p>Portal Tunal</text:p>
          </table:table-cell>
          <table:table-cell table:number-columns-repeated="28"/>
        </table:table-row>
        <table:table-row table:style-name="ro1">
          <table:table-cell office:value-type="string">
            <text:p>D22</text:p>
          </table:table-cell>
          <table:table-cell table:number-columns-repeated="2"/>
          <table:table-cell office:value-type="string">
            <text:p>Sabados de 6:00 am a 9:00 am </text:p>
          </table:table-cell>
          <table:table-cell office:value-type="string">
            <text:p>Sabados de 4:00 pm a 7:30 pm</text:p>
          </table:table-cell>
          <table:table-cell office:value-type="string">
            <text:p>G22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7:30 pm</text:p>
          </table:table-cell>
          <table:table-cell office:value-type="string">
            <text:p>Portal Sur</text:p>
          </table:table-cell>
          <table:table-cell office:value-type="string">
            <text:p>Sevillana</text:p>
          </table:table-cell>
          <table:table-cell office:value-type="string">
            <text:p>General Santander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Cr 47</text:p>
          </table:table-cell>
          <table:table-cell office:value-type="string">
            <text:p>Av. 68</text:p>
          </table:table-cell>
          <table:table-cell office:value-type="string">
            <text:p>Minuto De Dios</text:p>
          </table:table-cell>
          <table:table-cell office:value-type="string">
            <text:p>Cr 77</text:p>
          </table:table-cell>
          <table:table-cell office:value-type="string">
            <text:p>Portal 80</text:p>
          </table:table-cell>
          <table:table-cell table:number-columns-repeated="30"/>
        </table:table-row>
        <table:table-row table:style-name="ro1">
          <table:table-cell office:value-type="string">
            <text:p>E50</text:p>
          </table:table-cell>
          <table:table-cell table:number-columns-repeated="2"/>
          <table:table-cell office:value-type="string">
            <text:p>Lunes a Viernes de 5:30 am a 8:00 am</text:p>
          </table:table-cell>
          <table:table-cell office:value-type="string">
            <text:p>G60</text:p>
          </table:table-cell>
          <table:table-cell table:number-columns-repeated="2"/>
          <table:table-cell office:value-type="string">
            <text:p>Lunes a Viernes de 5:00 pm a 8:00 pm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Alquería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Simón Bolivar</text:p>
          </table:table-cell>
          <table:table-cell table:number-columns-repeated="37"/>
        </table:table-row>
        <table:table-row table:style-name="ro1">
          <table:table-cell office:value-type="string">
            <text:p>F23</text:p>
          </table:table-cell>
          <table:table-cell table:number-columns-repeated="2"/>
          <table:table-cell office:value-type="string">
            <text:p>Lunes a Viernes de 5:00 am a 11:00 pm </text:p>
          </table:table-cell>
          <table:table-cell office:value-type="string">
            <text:p>Sabados de 5:00 am a 11:00 pm</text:p>
          </table:table-cell>
          <table:table-cell office:value-type="string">
            <text:p>J23</text:p>
          </table:table-cell>
          <table:table-cell table:number-columns-repeated="2"/>
          <table:table-cell office:value-type="string">
            <text:p>Lunes a Viernes de 5:00 am a 11:00 pm </text:p>
          </table:table-cell>
          <table:table-cell office:value-type="string">
            <text:p>Sabados de 5:00 am a 11:00 pm</text:p>
          </table:table-cell>
          <table:table-cell office:value-type="string">
            <text:p>Las Aguas</text:p>
          </table:table-cell>
          <table:table-cell office:value-type="string">
            <text:p>Museo Del Oro</text:p>
          </table:table-cell>
          <table:table-cell office:value-type="string">
            <text:p>Av. Jiménez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Zona Industrial</text:p>
          </table:table-cell>
          <table:table-cell office:value-type="string">
            <text:p>Mundo Aventura</text:p>
          </table:table-cell>
          <table:table-cell office:value-type="string">
            <text:p>Banderas</text:p>
          </table:table-cell>
          <table:table-cell office:value-type="string">
            <text:p>Patio Bonito</text:p>
          </table:table-cell>
          <table:table-cell office:value-type="string">
            <text:p>Portal Américas</text:p>
          </table:table-cell>
          <table:table-cell table:number-columns-repeated="35"/>
        </table:table-row>
        <table:table-row table:style-name="ro1">
          <table:table-cell office:value-type="string">
            <text:p>F60</text:p>
          </table:table-cell>
          <table:table-cell table:number-columns-repeated="2"/>
          <table:table-cell office:value-type="string">
            <text:p>Lunes a Viernes de 5:00 pm a 8:30 pm</text:p>
          </table:table-cell>
          <table:table-cell office:value-type="string">
            <text:p>Av. Jiménez</text:p>
          </table:table-cell>
          <table:table-cell office:value-type="string">
            <text:p>De La Sabana</text:p>
          </table:table-cell>
          <table:table-cell office:value-type="string">
            <text:p>Cr 43</text:p>
          </table:table-cell>
          <table:table-cell office:value-type="string">
            <text:p>Puente Aranda</text:p>
          </table:table-cell>
          <table:table-cell office:value-type="string">
            <text:p>Pradera</text:p>
          </table:table-cell>
          <table:table-cell office:value-type="string">
            <text:p>Banderas</text:p>
          </table:table-cell>
          <table:table-cell office:value-type="string">
            <text:p>Biblioteca Tintal</text:p>
          </table:table-cell>
          <table:table-cell office:value-type="string">
            <text:p>Portal Américas</text:p>
          </table:table-cell>
          <table:table-cell table:number-columns-repeated="43"/>
        </table:table-row>
        <table:table-row table:style-name="ro1">
          <table:table-cell office:value-type="string">
            <text:p>G22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7:30 pm</text:p>
          </table:table-cell>
          <table:table-cell office:value-type="string">
            <text:p>Portal 80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Av. 68</text:p>
          </table:table-cell>
          <table:table-cell office:value-type="string">
            <text:p>Cr 47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General Santander</text:p>
          </table:table-cell>
          <table:table-cell office:value-type="string">
            <text:p>Sevillana</text:p>
          </table:table-cell>
          <table:table-cell office:value-type="string">
            <text:p>Portal Sur</text:p>
          </table:table-cell>
          <table:table-cell table:number-columns-repeated="35"/>
        </table:table-row>
        <table:table-row table:style-name="ro1">
          <table:table-cell office:value-type="string">
            <text:p>G60</text:p>
          </table:table-cell>
          <table:table-cell table:number-columns-repeated="2"/>
          <table:table-cell office:value-type="string">
            <text:p>Lunes a Viernes de 5:00 pm a 8:00 pm</text:p>
          </table:table-cell>
          <table:table-cell office:value-type="string">
            <text:p>E50</text:p>
          </table:table-cell>
          <table:table-cell table:number-columns-repeated="2"/>
          <table:table-cell office:value-type="string">
            <text:p>Lunes a Viernes de 5:30 am a 8:00 am</text:p>
          </table:table-cell>
          <table:table-cell office:value-type="string">
            <text:p>Simón Boliv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Alquerí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37"/>
        </table:table-row>
        <table:table-row table:style-name="ro1">
          <table:table-cell office:value-type="string">
            <text:p>J23</text:p>
          </table:table-cell>
          <table:table-cell table:number-columns-repeated="2"/>
          <table:table-cell office:value-type="string">
            <text:p>Lunes a Viernes de 5:00 am a 11:00 pm </text:p>
          </table:table-cell>
          <table:table-cell office:value-type="string">
            <text:p>Sabados de 5:00 am a 11:00 pm</text:p>
          </table:table-cell>
          <table:table-cell office:value-type="string">
            <text:p>F23</text:p>
          </table:table-cell>
          <table:table-cell table:number-columns-repeated="2"/>
          <table:table-cell office:value-type="string">
            <text:p>Lunes a Viernes de 5:00 am a 11:00 pm </text:p>
          </table:table-cell>
          <table:table-cell office:value-type="string">
            <text:p>Sabados de 5:00 am a 11:00 pm</text:p>
          </table:table-cell>
          <table:table-cell office:value-type="string">
            <text:p>Portal Américas</text:p>
          </table:table-cell>
          <table:table-cell office:value-type="string">
            <text:p>Patio Bonito</text:p>
          </table:table-cell>
          <table:table-cell office:value-type="string">
            <text:p>Banderas</text:p>
          </table:table-cell>
          <table:table-cell office:value-type="string">
            <text:p>Mundo Aventura</text:p>
          </table:table-cell>
          <table:table-cell office:value-type="string">
            <text:p>Zona Industrial</text:p>
          </table:table-cell>
          <table:table-cell office:value-type="string">
            <text:p>San Fason - Cr 22</text:p>
          </table:table-cell>
          <table:table-cell office:value-type="string">
            <text:p>Av. Jiménez</text:p>
          </table:table-cell>
          <table:table-cell office:value-type="string">
            <text:p>Museo Del Oro</text:p>
          </table:table-cell>
          <table:table-cell office:value-type="string">
            <text:p>Las Aguas</text:p>
          </table:table-cell>
          <table:table-cell table:number-columns-repeated="36"/>
        </table:table-row>
        <table:table-row table:style-name="ro1">
          <table:table-cell office:value-type="string">
            <text:p>F70</text:p>
          </table:table-cell>
          <table:table-cell table:number-columns-repeated="2"/>
          <table:table-cell office:value-type="string">
            <text:p>Lunes a Viernes de 5:30 am a 9:00 am </text:p>
          </table:table-cell>
          <table:table-cell office:value-type="string">
            <text:p>Lunes a Viernes de 4:30 pm a 8:00 pm</text:p>
          </table:table-cell>
          <table:table-cell office:value-type="string">
            <text:p>Portal Américas</text:p>
          </table:table-cell>
          <table:table-cell office:value-type="string">
            <text:p>Biblioteca Tintal</text:p>
          </table:table-cell>
          <table:table-cell office:value-type="string">
            <text:p>Banderas</text:p>
          </table:table-cell>
          <table:table-cell office:value-type="string">
            <text:p>Pradera</text:p>
          </table:table-cell>
          <table:table-cell office:value-type="string">
            <text:p>Puente Aranda</text:p>
          </table:table-cell>
          <table:table-cell office:value-type="string">
            <text:p>Cr 43</text:p>
          </table:table-cell>
          <table:table-cell office:value-type="string">
            <text:p>De La Sabana</text:p>
          </table:table-cell>
          <table:table-cell office:value-type="string">
            <text:p>Av. Jiménez</text:p>
          </table:table-cell>
          <table:table-cell table:number-columns-repeated="42"/>
        </table:table-row>
        <table:table-row table:style-name="ro1">
          <table:table-cell office:value-type="string">
            <text:p>B94</text:p>
          </table:table-cell>
          <table:table-cell table:number-columns-repeated="2"/>
          <table:table-cell office:value-type="string">
            <text:p>Domingos y Festivos de 7:00 am a 8:00 pm</text:p>
          </table:table-cell>
          <table:table-cell office:value-type="string">
            <text:p>D94</text:p>
          </table:table-cell>
          <table:table-cell table:number-columns-repeated="2"/>
          <table:table-cell office:value-type="string">
            <text:p>Domingos y Festivos de 7:00 am a 8:00 pm</text:p>
          </table:table-cell>
          <table:table-cell office:value-type="string">
            <text:p>Portal 80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Ferias</text:p>
          </table:table-cell>
          <table:table-cell office:value-type="string">
            <text:p>Av. 68</text:p>
          </table:table-cell>
          <table:table-cell office:value-type="string">
            <text:p>Cr 53</text:p>
          </table:table-cell>
          <table:table-cell office:value-type="string">
            <text:p>Héroes</text:p>
          </table:table-cell>
          <table:table-cell office:value-type="string">
            <text:p>Cl 100</text:p>
          </table:table-cell>
          <table:table-cell office:value-type="string">
            <text:p>Alcalá</text:p>
          </table:table-cell>
          <table:table-cell office:value-type="string">
            <text:p>Cl 146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35"/>
        </table:table-row>
        <table:table-row table:style-name="ro1">
          <table:table-cell office:value-type="string">
            <text:p>D94</text:p>
          </table:table-cell>
          <table:table-cell table:number-columns-repeated="2"/>
          <table:table-cell office:value-type="string">
            <text:p>Domingos y Festivos de 7:00 am a 8:00 pm</text:p>
          </table:table-cell>
          <table:table-cell office:value-type="string">
            <text:p>B94</text:p>
          </table:table-cell>
          <table:table-cell table:number-columns-repeated="2"/>
          <table:table-cell office:value-type="string">
            <text:p>Domingos y Festivos de 7:00 am a 8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Alcalá</text:p>
          </table:table-cell>
          <table:table-cell office:value-type="string">
            <text:p>Cl 100</text:p>
          </table:table-cell>
          <table:table-cell office:value-type="string">
            <text:p>Héroes</text:p>
          </table:table-cell>
          <table:table-cell office:value-type="string">
            <text:p>Cr 53</text:p>
          </table:table-cell>
          <table:table-cell office:value-type="string">
            <text:p>Av. 68</text:p>
          </table:table-cell>
          <table:table-cell office:value-type="string">
            <text:p>Ferias</text:p>
          </table:table-cell>
          <table:table-cell office:value-type="string">
            <text:p>Minuto De Dios</text:p>
          </table:table-cell>
          <table:table-cell office:value-type="string">
            <text:p>Cr 77</text:p>
          </table:table-cell>
          <table:table-cell office:value-type="string">
            <text:p>Portal 80</text:p>
          </table:table-cell>
          <table:table-cell table:number-columns-repeated="35"/>
        </table:table-row>
        <table:table-row table:style-name="ro1">
          <table:table-cell office:value-type="string">
            <text:p>B92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H92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Restrep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Cl 100</text:p>
          </table:table-cell>
          <table:table-cell office:value-type="string">
            <text:p>Cl 127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5"/>
        </table:table-row>
        <table:table-row table:style-name="ro1">
          <table:table-cell office:value-type="string">
            <text:p>B93</text:p>
          </table:table-cell>
          <table:table-cell table:number-columns-repeated="2"/>
          <table:table-cell office:value-type="string">
            <text:p>Domingos y Festivos de 6:00 am a 8:00 pm</text:p>
          </table:table-cell>
          <table:table-cell office:value-type="string">
            <text:p>H93</text:p>
          </table:table-cell>
          <table:table-cell table:number-columns-repeated="2"/>
          <table:table-cell office:value-type="string">
            <text:p>Domingos y Festivos de 7:00 am a 9:00 pm</text:p>
          </table:table-cell>
          <table:table-cell office:value-type="string">
            <text:p>Portal Tunal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Olaya</text:p>
          </table:table-cell>
          <table:table-cell office:value-type="string">
            <text:p>Restrepo</text:p>
          </table:table-cell>
          <table:table-cell office:value-type="string">
            <text:p>Fucha</text:p>
          </table:table-cell>
          <table:table-cell office:value-type="string">
            <text:p>Nariño</text:p>
          </table:table-cell>
          <table:table-cell office:value-type="string">
            <text:p>Tercer Mileni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7"/>
        </table:table-row>
        <table:table-row table:style-name="ro1">
          <table:table-cell office:value-type="string">
            <text:p>B90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G90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Campín</text:p>
          </table:table-cell>
          <table:table-cell office:value-type="string">
            <text:p>NQS - Cl 75</text:p>
          </table:table-cell>
          <table:table-cell office:value-type="string">
            <text:p>La Castellana</text:p>
          </table:table-cell>
          <table:table-cell office:value-type="string">
            <text:p>Cl 100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6</text:p>
          </table:table-cell>
          <table:table-cell office:value-type="string">
            <text:p>Portal Norte</text:p>
          </table:table-cell>
          <table:table-cell table:number-columns-repeated="30"/>
        </table:table-row>
        <table:table-row table:style-name="ro1">
          <table:table-cell office:value-type="string">
            <text:p>C91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F91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Américas</text:p>
          </table:table-cell>
          <table:table-cell office:value-type="string">
            <text:p>Biblioteca Tintal</text:p>
          </table:table-cell>
          <table:table-cell office:value-type="string">
            <text:p>Banderas</text:p>
          </table:table-cell>
          <table:table-cell office:value-type="string">
            <text:p>Pradera</text:p>
          </table:table-cell>
          <table:table-cell office:value-type="string">
            <text:p>Zona Industrial</text:p>
          </table:table-cell>
          <table:table-cell office:value-type="string">
            <text:p>Ricaurte</text:p>
          </table:table-cell>
          <table:table-cell office:value-type="string">
            <text:p>San Fason - Cr 22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Escuela Militar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5"/>
        </table:table-row>
        <table:table-row table:style-name="ro1">
          <table:table-cell office:value-type="string">
            <text:p>D95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J95</text:p>
          </table:table-cell>
          <table:table-cell table:number-columns-repeated="2"/>
          <table:table-cell office:value-type="string">
            <text:p>Domingos y Festivos de 6:00 am a 9:15 pm</text:p>
          </table:table-cell>
          <table:table-cell office:value-type="string">
            <text:p>Las Aguas</text:p>
          </table:table-cell>
          <table:table-cell office:value-type="string">
            <text:p>Museo Del Or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Escuela Militar</text:p>
          </table:table-cell>
          <table:table-cell office:value-type="string">
            <text:p>Cr 77</text:p>
          </table:table-cell>
          <table:table-cell office:value-type="string">
            <text:p>Av. Cali</text:p>
          </table:table-cell>
          <table:table-cell office:value-type="string">
            <text:p>Quirigua</text:p>
          </table:table-cell>
          <table:table-cell office:value-type="string">
            <text:p>Portal 80</text:p>
          </table:table-cell>
          <table:table-cell table:number-columns-repeated="33"/>
        </table:table-row>
        <table:table-row table:style-name="ro1">
          <table:table-cell office:value-type="string">
            <text:p>H92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B92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Cl 127</text:p>
          </table:table-cell>
          <table:table-cell office:value-type="string">
            <text:p>Cl 100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63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Restrepo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Socorro</text:p>
          </table:table-cell>
          <table:table-cell office:value-type="string">
            <text:p>Consuel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25"/>
        </table:table-row>
        <table:table-row table:style-name="ro1">
          <table:table-cell office:value-type="string">
            <text:p>H93</text:p>
          </table:table-cell>
          <table:table-cell table:number-columns-repeated="2"/>
          <table:table-cell office:value-type="string">
            <text:p>Domingos y Festivos de 7:00 am a 9:00 pm</text:p>
          </table:table-cell>
          <table:table-cell office:value-type="string">
            <text:p>B93</text:p>
          </table:table-cell>
          <table:table-cell table:number-columns-repeated="2"/>
          <table:table-cell office:value-type="string">
            <text:p>Domingos y Festivos de 6:00 am a 8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Tercer Milenio</text:p>
          </table:table-cell>
          <table:table-cell office:value-type="string">
            <text:p>Nariño</text:p>
          </table:table-cell>
          <table:table-cell office:value-type="string">
            <text:p>Fucha</text:p>
          </table:table-cell>
          <table:table-cell office:value-type="string">
            <text:p>Restrepo</text:p>
          </table:table-cell>
          <table:table-cell office:value-type="string">
            <text:p>Olaya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Portal Tunal</text:p>
          </table:table-cell>
          <table:table-cell table:number-columns-repeated="27"/>
        </table:table-row>
        <table:table-row table:style-name="ro1">
          <table:table-cell office:value-type="string">
            <text:p>G90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B90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Norte</text:p>
          </table:table-cell>
          <table:table-cell office:value-type="string">
            <text:p>Cl 146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00</text:p>
          </table:table-cell>
          <table:table-cell office:value-type="string">
            <text:p>La Castellana</text:p>
          </table:table-cell>
          <table:table-cell office:value-type="string">
            <text:p>NQS - Cl 75</text:p>
          </table:table-cell>
          <table:table-cell office:value-type="string">
            <text:p>Campín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31"/>
        </table:table-row>
        <table:table-row table:style-name="ro1">
          <table:table-cell office:value-type="string">
            <text:p>F91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C91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Escuela Militar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Zona Industrial</text:p>
          </table:table-cell>
          <table:table-cell office:value-type="string">
            <text:p>Pradera</text:p>
          </table:table-cell>
          <table:table-cell office:value-type="string">
            <text:p>Banderas</text:p>
          </table:table-cell>
          <table:table-cell office:value-type="string">
            <text:p>Biblioteca Tintal</text:p>
          </table:table-cell>
          <table:table-cell office:value-type="string">
            <text:p>Portal Américas</text:p>
          </table:table-cell>
          <table:table-cell table:number-columns-repeated="25"/>
        </table:table-row>
        <table:table-row table:style-name="ro1">
          <table:table-cell office:value-type="string">
            <text:p>J95</text:p>
          </table:table-cell>
          <table:table-cell table:number-columns-repeated="2"/>
          <table:table-cell office:value-type="string">
            <text:p>Domingos y Festivos de 6:00 am a 9:15 pm</text:p>
          </table:table-cell>
          <table:table-cell office:value-type="string">
            <text:p>D95</text:p>
          </table:table-cell>
          <table:table-cell table:number-columns-repeated="2"/>
          <table:table-cell office:value-type="string">
            <text:p>Domingos y Festivos de 6:00 am a 10:00 pm</text:p>
          </table:table-cell>
          <table:table-cell office:value-type="string">
            <text:p>Portal 80</text:p>
          </table:table-cell>
          <table:table-cell office:value-type="string">
            <text:p>Quirigua</text:p>
          </table:table-cell>
          <table:table-cell office:value-type="string">
            <text:p>Av. Cali</text:p>
          </table:table-cell>
          <table:table-cell office:value-type="string">
            <text:p>Cr 77</text:p>
          </table:table-cell>
          <table:table-cell office:value-type="string">
            <text:p>Escuela Militar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Museo Del Oro</text:p>
          </table:table-cell>
          <table:table-cell office:value-type="string">
            <text:p>Las Aguas</text:p>
          </table:table-cell>
          <table:table-cell table:number-columns-repeated="33"/>
        </table:table-row>
        <table:table-row table:style-name="ro1">
          <table:table-cell office:value-type="string">
            <text:p>D53</text:p>
          </table:table-cell>
          <table:table-cell table:number-columns-repeated="2"/>
          <table:table-cell office:value-type="string">
            <text:p>Lunes a Viernes de 6:30 am a 8:30 am</text:p>
          </table:table-cell>
          <table:table-cell office:value-type="string">
            <text:p>B55</text:p>
          </table:table-cell>
          <table:table-cell table:number-columns-repeated="2"/>
          <table:table-cell office:value-type="string">
            <text:p>Lunes a Viernes de 6:00 am a 8:30 am</text:p>
          </table:table-cell>
          <table:table-cell office:value-type="string">
            <text:p>Héroes</text:p>
          </table:table-cell>
          <table:table-cell office:value-type="string">
            <text:p>Portal 80</text:p>
          </table:table-cell>
          <table:table-cell table:number-columns-repeated="45"/>
        </table:table-row>
        <table:table-row table:style-name="ro1">
          <table:table-cell office:value-type="string">
            <text:p>B55</text:p>
          </table:table-cell>
          <table:table-cell table:number-columns-repeated="2"/>
          <table:table-cell office:value-type="string">
            <text:p>Lunes a Viernes de 6:00 am a 8:30 am</text:p>
          </table:table-cell>
          <table:table-cell office:value-type="string">
            <text:p>Portal 80</text:p>
          </table:table-cell>
          <table:table-cell office:value-type="string">
            <text:p>Cr 77</text:p>
          </table:table-cell>
          <table:table-cell office:value-type="string">
            <text:p>Héroes</text:p>
          </table:table-cell>
          <table:table-cell table:number-columns-repeated="48"/>
        </table:table-row>
        <table:table-row table:style-name="ro1">
          <table:table-cell office:value-type="string">
            <text:p>F24</text:p>
          </table:table-cell>
          <table:table-cell table:number-columns-repeated="2"/>
          <table:table-cell office:value-type="string">
            <text:p>Lunes a Viernes de 5:30 am a 8:00 am </text:p>
          </table:table-cell>
          <table:table-cell office:value-type="string">
            <text:p>Lunes a Viernes de 4:30 pm a 7:30 pm</text:p>
          </table:table-cell>
          <table:table-cell office:value-type="string">
            <text:p>F25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5:00 pm a 8:00 pm</text:p>
          </table:table-cell>
          <table:table-cell office:value-type="string">
            <text:p>Portal Américas</text:p>
          </table:table-cell>
          <table:table-cell office:value-type="string">
            <text:p>Banderas</text:p>
          </table:table-cell>
          <table:table-cell office:value-type="string">
            <text:p>Av. Jiménez</text:p>
          </table:table-cell>
          <table:table-cell table:number-columns-repeated="42"/>
        </table:table-row>
        <table:table-row table:style-name="ro1">
          <table:table-cell office:value-type="string">
            <text:p>F25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5:00 pm a 8:00 pm</text:p>
          </table:table-cell>
          <table:table-cell office:value-type="string">
            <text:p>F24</text:p>
          </table:table-cell>
          <table:table-cell table:number-columns-repeated="2"/>
          <table:table-cell office:value-type="string">
            <text:p>Lunes a Viernes de 5:30 am a 8:00 am </text:p>
          </table:table-cell>
          <table:table-cell office:value-type="string">
            <text:p>Lunes a Viernes de 4:30 pm a 7:30 pm</text:p>
          </table:table-cell>
          <table:table-cell office:value-type="string">
            <text:p>Av. Jiménez</text:p>
          </table:table-cell>
          <table:table-cell office:value-type="string">
            <text:p>Banderas</text:p>
          </table:table-cell>
          <table:table-cell office:value-type="string">
            <text:p>Portal Américas</text:p>
          </table:table-cell>
          <table:table-cell table:number-columns-repeated="42"/>
        </table:table-row>
        <table:table-row table:style-name="ro1">
          <table:table-cell office:value-type="string">
            <text:p>E26</text:p>
          </table:table-cell>
          <table:table-cell table:number-columns-repeated="2"/>
          <table:table-cell office:value-type="string">
            <text:p>Sabados de 9:00 am a 4:00 pm </text:p>
          </table:table-cell>
          <table:table-cell office:value-type="string">
            <text:p>Sabados de 7:30 pm a 10:00 pm</text:p>
          </table:table-cell>
          <table:table-cell office:value-type="string">
            <text:p>D26</text:p>
          </table:table-cell>
          <table:table-cell table:number-columns-repeated="2"/>
          <table:table-cell office:value-type="string">
            <text:p>Sabados de 9:30 am a 4:00 pm </text:p>
          </table:table-cell>
          <table:table-cell office:value-type="string">
            <text:p>Sabados de 7:30 pm a 11:00 pm</text:p>
          </table:table-cell>
          <table:table-cell office:value-type="string">
            <text:p>Portal 80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Av. 68</text:p>
          </table:table-cell>
          <table:table-cell office:value-type="string">
            <text:p>Cr 47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table:number-columns-repeated="36"/>
        </table:table-row>
        <table:table-row table:style-name="ro1">
          <table:table-cell office:value-type="string">
            <text:p>D26</text:p>
          </table:table-cell>
          <table:table-cell table:number-columns-repeated="2"/>
          <table:table-cell office:value-type="string">
            <text:p>Sabados de 9:30 am a 4:00 pm </text:p>
          </table:table-cell>
          <table:table-cell office:value-type="string">
            <text:p>Sabados de 7:30 pm a 11:00 pm</text:p>
          </table:table-cell>
          <table:table-cell office:value-type="string">
            <text:p>E26</text:p>
          </table:table-cell>
          <table:table-cell table:number-columns-repeated="2"/>
          <table:table-cell office:value-type="string">
            <text:p>Sabados de 9:00 am a 4:00 pm </text:p>
          </table:table-cell>
          <table:table-cell office:value-type="string">
            <text:p>Sabados de 7:30 pm a 10:00 pm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Cr 47</text:p>
          </table:table-cell>
          <table:table-cell office:value-type="string">
            <text:p>Av. 68</text:p>
          </table:table-cell>
          <table:table-cell office:value-type="string">
            <text:p>Minuto De Dios</text:p>
          </table:table-cell>
          <table:table-cell office:value-type="string">
            <text:p>Cr 77</text:p>
          </table:table-cell>
          <table:table-cell office:value-type="string">
            <text:p>Portal 80</text:p>
          </table:table-cell>
          <table:table-cell table:number-columns-repeated="36"/>
        </table:table-row>
        <table:table-row table:style-name="ro1">
          <table:table-cell office:value-type="string">
            <text:p>H4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C4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Gratamira</text:p>
          </table:table-cell>
          <table:table-cell office:value-type="string">
            <text:p>Suba - Av. Boyacá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Escuela Militar</text:p>
          </table:table-cell>
          <table:table-cell office:value-type="string">
            <text:p>El Polo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Tercer Milenio</text:p>
          </table:table-cell>
          <table:table-cell office:value-type="string">
            <text:p>Hospital</text:p>
          </table:table-cell>
          <table:table-cell office:value-type="string">
            <text:p>Hortúa</text:p>
          </table:table-cell>
          <table:table-cell office:value-type="string">
            <text:p>Nariño</text:p>
          </table:table-cell>
          <table:table-cell office:value-type="string">
            <text:p>Fucha</text:p>
          </table:table-cell>
          <table:table-cell office:value-type="string">
            <text:p>Restrepo</text:p>
          </table:table-cell>
          <table:table-cell office:value-type="string">
            <text:p>Olaya</text:p>
          </table:table-cell>
          <table:table-cell office:value-type="string">
            <text:p>Quiroga</text:p>
          </table:table-cell>
          <table:table-cell office:value-type="string">
            <text:p>Cl 40 S</text:p>
          </table:table-cell>
          <table:table-cell office:value-type="string">
            <text:p>Santa Lucía</text:p>
          </table:table-cell>
          <table:table-cell office:value-type="string">
            <text:p>Socorro</text:p>
          </table:table-cell>
          <table:table-cell office:value-type="string">
            <text:p>Consuelo</text:p>
          </table:table-cell>
          <table:table-cell office:value-type="string">
            <text:p>Molinos</text:p>
          </table:table-cell>
          <table:table-cell office:value-type="string">
            <text:p>Portal Usme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H4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Usme</text:p>
          </table:table-cell>
          <table:table-cell office:value-type="string">
            <text:p>Molinos</text:p>
          </table:table-cell>
          <table:table-cell office:value-type="string">
            <text:p>Consuelo</text:p>
          </table:table-cell>
          <table:table-cell office:value-type="string">
            <text:p>Socorro</text:p>
          </table:table-cell>
          <table:table-cell office:value-type="string">
            <text:p>Santa Lucía</text:p>
          </table:table-cell>
          <table:table-cell office:value-type="string">
            <text:p>Cl 40 S</text:p>
          </table:table-cell>
          <table:table-cell office:value-type="string">
            <text:p>Quiroga</text:p>
          </table:table-cell>
          <table:table-cell office:value-type="string">
            <text:p>Olaya</text:p>
          </table:table-cell>
          <table:table-cell office:value-type="string">
            <text:p>Restrepo</text:p>
          </table:table-cell>
          <table:table-cell office:value-type="string">
            <text:p>Fucha</text:p>
          </table:table-cell>
          <table:table-cell office:value-type="string">
            <text:p>Nariño</text:p>
          </table:table-cell>
          <table:table-cell office:value-type="string">
            <text:p>Hortúa</text:p>
          </table:table-cell>
          <table:table-cell office:value-type="string">
            <text:p>Hospital</text:p>
          </table:table-cell>
          <table:table-cell office:value-type="string">
            <text:p>Tercer Milenio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El Polo</text:p>
          </table:table-cell>
          <table:table-cell office:value-type="string">
            <text:p>Escuela Militar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Suba - Av. Boyacá</text:p>
          </table:table-cell>
          <table:table-cell office:value-type="string">
            <text:p>Gratamira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"/>
        </table:table-row>
        <table:table-row table:style-name="ro1">
          <table:table-cell office:value-type="string">
            <text:p>G5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B5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l Polo</text:p>
          </table:table-cell>
          <table:table-cell office:value-type="string">
            <text:p>Escuela Militar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Sevillana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6"/>
        </table:table-row>
        <table:table-row table:style-name="ro1">
          <table:table-cell office:value-type="string">
            <text:p>B5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Sevillana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Escuela Militar</text:p>
          </table:table-cell>
          <table:table-cell office:value-type="string">
            <text:p>El Polo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6"/>
        </table:table-row>
        <table:table-row table:style-name="ro1">
          <table:table-cell office:value-type="string">
            <text:p>C71</text:p>
          </table:table-cell>
          <table:table-cell table:number-columns-repeated="2"/>
          <table:table-cell office:value-type="string">
            <text:p>Sabados de 9:30 am a 4:00 pm </text:p>
          </table:table-cell>
          <table:table-cell office:value-type="string">
            <text:p>Sabados de 8:30 pm a 11:00 pm</text:p>
          </table:table-cell>
          <table:table-cell office:value-type="string">
            <text:p>G71</text:p>
          </table:table-cell>
          <table:table-cell table:number-columns-repeated="2"/>
          <table:table-cell office:value-type="string">
            <text:p>Sabados de 9:00 am a 4:00 pm </text:p>
          </table:table-cell>
          <table:table-cell office:value-type="string">
            <text:p>Sabados de 8:00 pm a 11:00 pm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7"/>
        </table:table-row>
        <table:table-row table:style-name="ro1">
          <table:table-cell office:value-type="string">
            <text:p>G71</text:p>
          </table:table-cell>
          <table:table-cell table:number-columns-repeated="2"/>
          <table:table-cell office:value-type="string">
            <text:p>Sabados de 9:00 am a 4:00 pm </text:p>
          </table:table-cell>
          <table:table-cell office:value-type="string">
            <text:p>Sabados de 8:00 pm a 11:00 pm</text:p>
          </table:table-cell>
          <table:table-cell office:value-type="string">
            <text:p>C71</text:p>
          </table:table-cell>
          <table:table-cell table:number-columns-repeated="2"/>
          <table:table-cell office:value-type="string">
            <text:p>Sabados de 9:30 am a 4:00 pm </text:p>
          </table:table-cell>
          <table:table-cell office:value-type="string">
            <text:p>Sabados de 8:30 pm a 11:00 pm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table:number-columns-repeated="27"/>
        </table:table-row>
        <table:table-row table:style-name="ro1">
          <table:table-cell office:value-type="string">
            <text:p>B56</text:p>
          </table:table-cell>
          <table:table-cell table:number-columns-repeated="2"/>
          <table:table-cell office:value-type="string">
            <text:p>Lunes a Viernes de 6:00 am a 8:00 am</text:p>
          </table:table-cell>
          <table:table-cell office:value-type="string">
            <text:p>Portal Suba</text:p>
          </table:table-cell>
          <table:table-cell office:value-type="string">
            <text:p>Suba - Tv 91</text:p>
          </table:table-cell>
          <table:table-cell office:value-type="string">
            <text:p>Héroes</text:p>
          </table:table-cell>
          <table:table-cell table:number-columns-repeated="48"/>
        </table:table-row>
        <table:table-row table:style-name="ro1">
          <table:table-cell office:value-type="string">
            <text:p>A15</text:p>
          </table:table-cell>
          <table:table-cell table:number-columns-repeated="2"/>
          <table:table-cell office:value-type="string">
            <text:p>Lunes a Viernes de 6:00 am a 8:00 am</text:p>
          </table:table-cell>
          <table:table-cell office:value-type="string">
            <text:p>Portal Suba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Puentelargo</text:p>
          </table:table-cell>
          <table:table-cell office:value-type="string">
            <text:p>Escuela Militar</text:p>
          </table:table-cell>
          <table:table-cell office:value-type="string">
            <text:p>Cl 76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table:number-columns-repeated="40"/>
        </table:table-row>
        <table:table-row table:style-name="ro1">
          <table:table-cell office:value-type="string">
            <text:p>H9</text:p>
          </table:table-cell>
          <table:table-cell table:number-columns-repeated="2"/>
          <table:table-cell office:value-type="string">
            <text:p>Sabados de 8:00 pm a 10:00 pm </text:p>
          </table:table-cell>
          <table:table-cell office:value-type="string">
            <text:p>Domingos y Festivos de 8:00 pm a 10:00 pm</text:p>
          </table:table-cell>
          <table:table-cell office:value-type="string">
            <text:p>B9</text:p>
          </table:table-cell>
          <table:table-cell table:number-columns-repeated="2"/>
          <table:table-cell office:value-type="string">
            <text:p>Sabados de 8:00 pm a 10:00 pm </text:p>
          </table:table-cell>
          <table:table-cell office:value-type="string">
            <text:p>Domingos y Festivos de 8:00 pm a 10:00 pm</text:p>
          </table:table-cell>
          <table:table-cell office:value-type="string">
            <text:p>Portal Norte</text:p>
          </table:table-cell>
          <table:table-cell office:value-type="string">
            <text:p>Cl 146</text:p>
          </table:table-cell>
          <table:table-cell office:value-type="string">
            <text:p>Cl 127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Av. Jiménez</text:p>
          </table:table-cell>
          <table:table-cell office:value-type="string">
            <text:p>Restrepo</text:p>
          </table:table-cell>
          <table:table-cell office:value-type="string">
            <text:p>Santa Lucía</text:p>
          </table:table-cell>
          <table:table-cell office:value-type="string">
            <text:p>Socorro</text:p>
          </table:table-cell>
          <table:table-cell office:value-type="string">
            <text:p>Molinos</text:p>
          </table:table-cell>
          <table:table-cell table:number-columns-repeated="32"/>
        </table:table-row>
        <table:table-row table:style-name="ro1">
          <table:table-cell office:value-type="string">
            <text:p>B9</text:p>
          </table:table-cell>
          <table:table-cell table:number-columns-repeated="2"/>
          <table:table-cell office:value-type="string">
            <text:p>Sabados de 8:00 pm a 10:00 pm </text:p>
          </table:table-cell>
          <table:table-cell office:value-type="string">
            <text:p>Domingos y Festivos de 8:00 pm a 10:00 pm</text:p>
          </table:table-cell>
          <table:table-cell office:value-type="string">
            <text:p>H9</text:p>
          </table:table-cell>
          <table:table-cell table:number-columns-repeated="2"/>
          <table:table-cell office:value-type="string">
            <text:p>Sabados de 8:00 pm a 10:00 pm </text:p>
          </table:table-cell>
          <table:table-cell office:value-type="string">
            <text:p>Domingos y Festivos de 8:00 pm a 10:00 pm</text:p>
          </table:table-cell>
          <table:table-cell office:value-type="string">
            <text:p>Portal Norte</text:p>
          </table:table-cell>
          <table:table-cell office:value-type="string">
            <text:p>Cl 146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Cl 72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Av. Jiménez</text:p>
          </table:table-cell>
          <table:table-cell office:value-type="string">
            <text:p>Restrepo</text:p>
          </table:table-cell>
          <table:table-cell office:value-type="string">
            <text:p>Santa Lucía</text:p>
          </table:table-cell>
          <table:table-cell office:value-type="string">
            <text:p>Biblioteca</text:p>
          </table:table-cell>
          <table:table-cell office:value-type="string">
            <text:p>Parque</text:p>
          </table:table-cell>
          <table:table-cell office:value-type="string">
            <text:p>Portal Tunal</text:p>
          </table:table-cell>
          <table:table-cell table:number-columns-repeated="29"/>
        </table:table-row>
        <table:table-row table:style-name="ro1">
          <table:table-cell office:value-type="string">
            <text:p>A51</text:p>
          </table:table-cell>
          <table:table-cell table:number-columns-repeated="2"/>
          <table:table-cell office:value-type="string">
            <text:p>Lunes a Viernes de 6:00 am a 8:30 am </text:p>
          </table:table-cell>
          <table:table-cell office:value-type="string">
            <text:p>Lunes a Viernes de 5:00 pm a 7:30 pm</text:p>
          </table:table-cell>
          <table:table-cell office:value-type="string">
            <text:p>B51</text:p>
          </table:table-cell>
          <table:table-cell table:number-columns-repeated="2"/>
          <table:table-cell office:value-type="string">
            <text:p>Lunes a Viernes de 6:30 am a 8:30 am </text:p>
          </table:table-cell>
          <table:table-cell office:value-type="string">
            <text:p>Lunes a Viernes de 5:30 pm a 7:30 pm</text:p>
          </table:table-cell>
          <table:table-cell office:value-type="string">
            <text:p>Portal Norte</text:p>
          </table:table-cell>
          <table:table-cell office:value-type="string">
            <text:p>Pepe Sierra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table:number-columns-repeated="41"/>
        </table:table-row>
        <table:table-row table:style-name="ro1">
          <table:table-cell office:value-type="string">
            <text:p>A50</text:p>
          </table:table-cell>
          <table:table-cell table:number-columns-repeated="2"/>
          <table:table-cell office:value-type="string">
            <text:p>Lunes a Viernes de 6:30 am a 8:30 am</text:p>
          </table:table-cell>
          <table:table-cell office:value-type="string">
            <text:p>Portal 80</text:p>
          </table:table-cell>
          <table:table-cell office:value-type="string">
            <text:p>Cr 90</text:p>
          </table:table-cell>
          <table:table-cell office:value-type="string">
            <text:p>Granja</text:p>
          </table:table-cell>
          <table:table-cell office:value-type="string">
            <text:p>Cr 77</text:p>
          </table:table-cell>
          <table:table-cell office:value-type="string">
            <text:p>Minuto De Dio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table:number-columns-repeated="44"/>
        </table:table-row>
        <table:table-row table:style-name="ro1">
          <table:table-cell office:value-type="string">
            <text:p>A70</text:p>
          </table:table-cell>
          <table:table-cell table:number-columns-repeated="2"/>
          <table:table-cell office:value-type="string">
            <text:p>Lunes a Viernes de 6:30 am a 8:30 am </text:p>
          </table:table-cell>
          <table:table-cell office:value-type="string">
            <text:p>Lunes a Viernes de 5:00 pm a 7:30 pm</text:p>
          </table:table-cell>
          <table:table-cell office:value-type="string">
            <text:p>Toberí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table:number-columns-repeated="42"/>
        </table:table-row>
      </table:table>
      <table:table table:name="Sheet2" table:style-name="ta1" table:print="false"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" table:number-columns-repeated="46" table:default-cell-style-name="Default"/>
        <table:table-row table:style-name="ro1">
          <table:table-cell office:value-type="string">
            <text:p>F1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/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De La Sabana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CDS - Cr 32</text:p>
          </table:table-cell>
          <table:table-cell office:value-type="string">
            <text:p>Zona Industrial</text:p>
          </table:table-cell>
          <table:table-cell office:value-type="string">
            <text:p>Cr 43</text:p>
          </table:table-cell>
          <table:table-cell office:value-type="string">
            <text:p>Puente Aranda</text:p>
          </table:table-cell>
          <table:table-cell office:value-type="string">
            <text:p>Américas - Cr 53a</text:p>
          </table:table-cell>
          <table:table-cell office:value-type="string">
            <text:p>Pradera</text:p>
          </table:table-cell>
          <table:table-cell office:value-type="string">
            <text:p>Marsella</text:p>
          </table:table-cell>
          <table:table-cell office:value-type="string">
            <text:p>Mundo Aventura</text:p>
          </table:table-cell>
          <table:table-cell office:value-type="string">
            <text:p>Mandalay</text:p>
          </table:table-cell>
          <table:table-cell office:value-type="string">
            <text:p>Banderas</text:p>
          </table:table-cell>
          <table:table-cell office:value-type="string">
            <text:p>Tv 86</text:p>
          </table:table-cell>
          <table:table-cell office:value-type="string">
            <text:p>Biblioteca Tintal</text:p>
          </table:table-cell>
          <table:table-cell office:value-type="string">
            <text:p>Patio Bonito</text:p>
          </table:table-cell>
          <table:table-cell office:value-type="string">
            <text:p>Portal Américas</text:p>
          </table:table-cell>
        </table:table-row>
        <table:table-row table:style-name="ro1">
          <table:table-cell office:value-type="string">
            <text:p>B1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/>
          <table:table-cell office:value-type="string">
            <text:p>Portal Américas</text:p>
          </table:table-cell>
          <table:table-cell office:value-type="string">
            <text:p>Patio Bonito</text:p>
          </table:table-cell>
          <table:table-cell office:value-type="string">
            <text:p>Biblioteca Tintal</text:p>
          </table:table-cell>
          <table:table-cell office:value-type="string">
            <text:p>Tv 86</text:p>
          </table:table-cell>
          <table:table-cell office:value-type="string">
            <text:p>Banderas</text:p>
          </table:table-cell>
          <table:table-cell office:value-type="string">
            <text:p>Mandalay</text:p>
          </table:table-cell>
          <table:table-cell office:value-type="string">
            <text:p>Mundo Aventura</text:p>
          </table:table-cell>
          <table:table-cell office:value-type="string">
            <text:p>Marsella</text:p>
          </table:table-cell>
          <table:table-cell office:value-type="string">
            <text:p>Pradera</text:p>
          </table:table-cell>
          <table:table-cell office:value-type="string">
            <text:p>Américas - Cr 53a</text:p>
          </table:table-cell>
          <table:table-cell office:value-type="string">
            <text:p>Puente Aranda</text:p>
          </table:table-cell>
          <table:table-cell office:value-type="string">
            <text:p>Cr 43</text:p>
          </table:table-cell>
          <table:table-cell office:value-type="string">
            <text:p>Zona Industrial</text:p>
          </table:table-cell>
          <table:table-cell office:value-type="string">
            <text:p>CDS - Cr 32</text:p>
          </table:table-cell>
          <table:table-cell office:value-type="string">
            <text:p>Ricaurte</text:p>
          </table:table-cell>
          <table:table-cell office:value-type="string">
            <text:p>San Fason - Cr 22</text:p>
          </table:table-cell>
          <table:table-cell office:value-type="string">
            <text:p>De La Sabana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</table:table-row>
        <table:table-row table:style-name="ro1">
          <table:table-cell office:value-type="string">
            <text:p>C2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/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Sevillana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Suba - Av. Boyacá</text:p>
          </table:table-cell>
          <table:table-cell office:value-type="string">
            <text:p>Gratamira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9"/>
        </table:table-row>
        <table:table-row table:style-name="ro1">
          <table:table-cell office:value-type="string">
            <text:p>G2</text:p>
          </table:table-cell>
          <table:table-cell table:number-columns-repeated="2"/>
          <table:table-cell office:value-type="string">
            <text:p>Sabados de 5:00 am a 11:00 pm </text:p>
          </table:table-cell>
          <table:table-cell office:value-type="string">
            <text:p>Domingos y Festivos de 6:00 am a 10:00 pm</text:p>
          </table:table-cell>
          <table:table-cell/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Gratamira</text:p>
          </table:table-cell>
          <table:table-cell office:value-type="string">
            <text:p>Suba - Av. Boyacá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Sevillana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9"/>
        </table:table-row>
        <table:table-row table:style-name="ro1">
          <table:table-cell office:value-type="string">
            <text:p>C16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/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22"/>
        </table:table-row>
        <table:table-row table:style-name="ro1">
          <table:table-cell office:value-type="string">
            <text:p>G16</text:p>
          </table:table-cell>
          <table:table-cell table:number-columns-repeated="2"/>
          <table:table-cell office:value-type="string">
            <text:p>Sabados de 5:00 am a 9:00 am </text:p>
          </table:table-cell>
          <table:table-cell office:value-type="string">
            <text:p>Sabados de 4:00 pm a 8:00 pm</text:p>
          </table:table-cell>
          <table:table-cell/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2"/>
        </table:table-row>
        <table:table-row table:style-name="ro1">
          <table:table-cell office:value-type="string">
            <text:p>B54</text:p>
          </table:table-cell>
          <table:table-cell table:number-columns-repeated="2"/>
          <table:table-cell office:value-type="string">
            <text:p>Lunes a Viernes de 5:30 am a 8:00 am</text:p>
          </table:table-cell>
          <table:table-cell table:number-columns-repeated="2"/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General Santander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table:number-columns-repeated="34"/>
        </table:table-row>
        <table:table-row table:style-name="ro1">
          <table:table-cell office:value-type="string">
            <text:p>B11</text:p>
          </table:table-cell>
          <table:table-cell table:number-columns-repeated="2"/>
          <table:table-cell office:value-type="string">
            <text:p>Lunes a Viernes de 5:30 am a 9:00 pm </text:p>
          </table:table-cell>
          <table:table-cell office:value-type="string">
            <text:p>Sabados de 6:00 am a 9:30 pm</text:p>
          </table:table-cell>
          <table:table-cell/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26"/>
        </table:table-row>
        <table:table-row table:style-name="ro1">
          <table:table-cell office:value-type="string">
            <text:p>G11</text:p>
          </table:table-cell>
          <table:table-cell table:number-columns-repeated="2"/>
          <table:table-cell office:value-type="string">
            <text:p>Lunes a Viernes de 6:00 am a 9:30 pm </text:p>
          </table:table-cell>
          <table:table-cell office:value-type="string">
            <text:p>Sabados de 6:30 am a 10:00 pm</text:p>
          </table:table-cell>
          <table:table-cell/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26"/>
        </table:table-row>
        <table:table-row table:style-name="ro1">
          <table:table-cell office:value-type="string">
            <text:p>G61</text:p>
          </table:table-cell>
          <table:table-cell table:number-columns-repeated="2"/>
          <table:table-cell office:value-type="string">
            <text:p>Lunes a Viernes de 5:00 pm a 8:00 pm</text:p>
          </table:table-cell>
          <table:table-cell table:number-columns-repeated="2"/>
          <table:table-cell office:value-type="string">
            <text:p>Portal Norte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33"/>
        </table:table-row>
      </table:table>
      <table:table table:name="Sheet3" table:style-name="ta1" table:print="false">
        <table:table-column table:style-name="co2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ruta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orden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ruta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</table:table-row>
        <table:table-row table:style-name="ro1">
          <table:table-cell table:number-columns-repeated="2"/>
          <table:table-cell office:value-type="string">
            <text:p>orden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3.C8:Sheet3.V9" table:orientation="column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5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3T15:12:32</dc:date>
    <dc:creator>ITOsmosys </dc:creator>
    <meta:generator>OpenOffice.org/3.2$Linux OpenOffice.org_project/320m19$Build-9505</meta:generator>
    <meta:editing-duration>PT02H20M41S</meta:editing-duration>
    <meta:editing-cycles>2</meta:editing-cycles>
    <meta:document-statistic meta:table-count="3" meta:cell-count="2526" meta:object-count="0"/>
  </office:meta>
</office:document-meta>
</file>